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style:language-asian="es" style:country-asian="ES"/>
    </style:style>
    <style:style style:name="T3" style:parent-style-name="DefaultParagraphFont" style:family="text">
      <style:text-properties style:language-asian="es" style:country-asian="ES"/>
    </style:style>
    <style:style style:name="T4" style:parent-style-name="DefaultParagraphFont" style:family="text">
      <style:text-properties style:language-asian="es" style:country-asian="ES"/>
    </style:style>
    <style:style style:name="T5" style:parent-style-name="DefaultParagraphFont" style:family="text">
      <style:text-properties style:language-asian="es" style:country-asian="ES"/>
    </style:style>
    <style:style style:name="T6" style:parent-style-name="DefaultParagraphFont" style:family="text">
      <style:text-properties style:language-asian="es" style:country-asian="ES"/>
    </style:style>
    <style:style style:name="T7" style:parent-style-name="DefaultParagraphFont" style:family="text">
      <style:text-properties style:language-asian="es" style:country-asian="ES"/>
    </style:style>
    <style:style style:name="T8" style:parent-style-name="DefaultParagraphFont" style:family="text">
      <style:text-properties style:language-asian="es" style:country-asian="ES"/>
    </style:style>
    <style:style style:name="T9" style:parent-style-name="DefaultParagraphFont" style:family="text">
      <style:text-properties style:language-asian="es" style:country-asian="ES"/>
    </style:style>
    <style:style style:name="T10" style:parent-style-name="DefaultParagraphFont" style:family="text">
      <style:text-properties style:language-asian="es" style:country-asian="ES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language-asian="es" style:country-asian="ES"/>
    </style:style>
    <style:style style:name="T13" style:parent-style-name="DefaultParagraphFont" style:family="text">
      <style:text-properties style:language-asian="es" style:country-asian="ES"/>
    </style:style>
    <style:style style:name="T14" style:parent-style-name="DefaultParagraphFont" style:family="text">
      <style:text-properties style:language-asian="es" style:country-asian="ES"/>
    </style:style>
    <style:style style:name="T15" style:parent-style-name="DefaultParagraphFont" style:family="text">
      <style:text-properties style:language-asian="es" style:country-asian="ES"/>
    </style:style>
    <style:style style:name="T16" style:parent-style-name="DefaultParagraphFont" style:family="text">
      <style:text-properties style:language-asian="es" style:country-asian="ES"/>
    </style:style>
    <style:style style:name="T17" style:parent-style-name="DefaultParagraphFont" style:family="text">
      <style:text-properties style:language-asian="es" style:country-asian="ES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language-asian="es" style:country-asian="ES"/>
    </style:style>
    <style:style style:name="T20" style:parent-style-name="DefaultParagraphFont" style:family="text">
      <style:text-properties style:language-asian="es" style:country-asian="ES"/>
    </style:style>
    <style:style style:name="T21" style:parent-style-name="DefaultParagraphFont" style:family="text">
      <style:text-properties style:language-asian="es" style:country-asian="ES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style:language-asian="es" style:country-asian="ES"/>
    </style:style>
    <style:style style:name="T24" style:parent-style-name="DefaultParagraphFont" style:family="text">
      <style:text-properties style:language-asian="es" style:country-asian="ES"/>
    </style:style>
    <style:style style:family="graphic" style:name="a20">
      <style:graphic-properties style:wrap="run-through" style:run-through="foreground" draw:fill="none" draw:stroke="solid" svg:stroke-width="0.08333in" svg:stroke-color="#5b9bd5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dash" draw:stroke-dash="a22" svg:stroke-width="0.00694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>
      <style:graphic-properties style:wrap="run-through" style:run-through="foreground" draw:fill="solid" draw:fill-color="#ff0000" draw:opacity="100%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4">
      <style:graphic-properties draw:fill="none" draw:stroke="dash" draw:stroke-dash="a13" svg:stroke-width="0.00694in" svg:stroke-color="#7030a0" svg:stroke-opacity="100%" draw:stroke-linejoin="miter" svg:stroke-linecap="but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7">
      <style:graphic-properties draw:fill="none" draw:stroke="dash" draw:stroke-dash="a16" svg:stroke-width="0.00694in" svg:stroke-color="#7030a0" svg:stroke-opacity="100%" draw:stroke-linejoin="miter" svg:stroke-linecap="butt"/>
    </style:style>
    <style:style style:family="graphic" style:name="a1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dash" draw:stroke-dash="a1" svg:stroke-width="0.00694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5b9bd5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5b9bd5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8333in" svg:stroke-color="#5b9bd5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dash" draw:stroke-dash="a32" svg:stroke-width="0.00694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dash" draw:stroke-dash="a34" svg:stroke-width="0.00694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<draw:connector draw:type="line" svg:x1="0.8125in" svg:y1="1.10417in" svg:x2="1.13542in" svg:y2="0.08333in" draw:z-index="251660288" draw:id="id0" draw:style-name="a0" draw:name="Straight Connector 5" text:anchor-type="paragraph"><svg:title/><svg:desc/></draw:connector></text:span>Find Ball</text:p>
        </text:list-item>
      </text:list>
      <text:p text:style-name="Normal"><text:span text:style-name="T3"><draw:connector draw:type="line" svg:x1="0.83333in" svg:y1="0.8125in" svg:x2="2.5625in" svg:y2="1.44792in" draw:z-index="251666432" draw:id="id1" draw:style-name="a2" draw:name="Straight Connector 11" text:anchor-type="paragraph"><svg:title/><svg:desc/></draw:connector></text:span><text:span text:style-name="T4"><draw:custom-shape svg:x="1.13542in" svg:y="0.20833in" svg:width="0.44792in" svg:height="1.21875in" draw:z-index="251663360" draw:id="id2" draw:style-name="a3" draw:name="Curved Left Arrow 7" text:anchor-type="paragraph"><svg:title/><svg:desc/><draw:enhanced-geometry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4 - ?f3"/><draw:equation draw:name="f10" draw:formula="min(?f9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8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9 / ?f18"/><draw:equation draw:name="f24" draw:formula="$2"/><draw:equation draw:name="f25" draw:formula="?f10 * ?f24 / 100000"/><draw:equation draw:name="f26" draw:formula="?f17 + ?f14"/><draw:equation draw:name="f27" draw:formula="?f9 * ?f9"/><draw:equation draw:name="f28" draw:formula="?f25 * ?f25"/><draw:equation draw:name="f29" draw:formula="?f27 - ?f28"/><draw:equation draw:name="f30" draw:formula="sqrt(?f29)"/><draw:equation draw:name="f31" draw:formula="?f30 * ?f17 / ?f9"/><draw:equation draw:name="f32" draw:formula="?f17 + ?f31"/><draw:equation draw:name="f33" draw:formula="?f26 + ?f31"/><draw:equation draw:name="f34" draw:formula="?f15 - ?f14"/><draw:equation draw:name="f35" draw:formula="?f34 / 2"/><draw:equation draw:name="f36" draw:formula="?f32 - ?f35"/><draw:equation draw:name="f37" draw:formula="?f33 + ?f35"/><draw:equation draw:name="f38" draw:formula="?f15 / 2"/><draw:equation draw:name="f39" draw:formula="?f6 - ?f38"/><draw:equation draw:name="f40" draw:formula="?f3 + ?f25"/><draw:equation draw:name="f41" draw:formula="0 - ?f25"/><draw:equation draw:name="f42" draw:formula="0 - ?f31"/><draw:equation draw:name="f43" draw:formula="atan2(?f41, ?f42)"/><draw:equation draw:name="f44" draw:formula="0 - ?f43"/><draw:equation draw:name="f45" draw:formula="?f44 * ?f1 / ?f11"/><draw:equation draw:name="f46" draw:formula="?f45 - ?f2"/><draw:equation draw:name="f47" draw:formula="(?f17 + ?f26) / 2"/><draw:equation draw:name="f48" draw:formula="?f14 / 2"/><draw:equation draw:name="f49" draw:formula="0 - ?f23"/><draw:equation draw:name="f50" draw:formula="0 - ?f48"/><draw:equation draw:name="f51" draw:formula="atan2(?f49, ?f50)"/><draw:equation draw:name="f52" draw:formula="0 - ?f51"/><draw:equation draw:name="f53" draw:formula="?f52 * ?f1 / ?f11"/><draw:equation draw:name="f54" draw:formula="?f53 - ?f2"/><draw:equation draw:name="f55" draw:formula="?f54 - ?f46"/><draw:equation draw:name="f56" draw:formula="?f46 + ?f54"/><draw:equation draw:name="f57" draw:formula="0 - ?f54"/><draw:equation draw:name="f58" draw:formula="21550000 - ?f55"/><draw:equation draw:name="f59" draw:formula="if(?f58, ?f55, 21550000)"/><draw:equation draw:name="f60" draw:formula="-21550000 - ?f59"/><draw:equation draw:name="f61" draw:formula="if(?f60, -21550000, ?f59)"/><draw:equation draw:name="f62" draw:formula="?f46 + ?f61"/><draw:equation draw:name="f63" draw:formula="?f46 + ?f2"/><draw:equation draw:name="f64" draw:formula="?f63 * ?f11 / ?f1"/><draw:equation draw:name="f65" draw:formula="0 - ?f64"/><draw:equation draw:name="f66" draw:formula="cos(?f65)"/><draw:equation draw:name="f67" draw:formula="0 - ?f66"/><draw:equation draw:name="f68" draw:formula="?f67 * ?f9"/><draw:equation draw:name="f69" draw:formula="sin(?f65)"/><draw:equation draw:name="f70" draw:formula="0 - ?f69"/><draw:equation draw:name="f71" draw:formula="?f70 * ?f17"/><draw:equation draw:name="f72" draw:formula="sqrt(?f68 * ?f68 + ?f71 * ?f71 + 0 * 0)"/><draw:equation draw:name="f73" draw:formula="?f9 * ?f17 / ?f72"/><draw:equation draw:name="f74" draw:formula="?f70 * ?f73"/><draw:equation draw:name="f75" draw:formula="?f40 - ?f74"/><draw:equation draw:name="f76" draw:formula="?f67 * ?f73"/><draw:equation draw:name="f77" draw:formula="?f32 - ?f76"/><draw:equation draw:name="f78" draw:formula="?f75 - ?f9"/><draw:equation draw:name="f79" draw:formula="?f77 - ?f17"/><draw:equation draw:name="f80" draw:formula="?f75 + ?f9"/><draw:equation draw:name="f81" draw:formula="?f77 + ?f17"/><draw:equation draw:name="f82" draw:formula="?f62 + ?f2"/><draw:equation draw:name="f83" draw:formula="?f82 * ?f11 / ?f1"/><draw:equation draw:name="f84" draw:formula="0 - ?f83"/><draw:equation draw:name="f85" draw:formula="cos(?f84)"/><draw:equation draw:name="f86" draw:formula="0 - ?f85"/><draw:equation draw:name="f87" draw:formula="?f86 * ?f9"/><draw:equation draw:name="f88" draw:formula="sin(?f84)"/><draw:equation draw:name="f89" draw:formula="0 - ?f88"/><draw:equation draw:name="f90" draw:formula="?f89 * ?f17"/><draw:equation draw:name="f91" draw:formula="sqrt(?f87 * ?f87 + ?f90 * ?f90 + 0 * 0)"/><draw:equation draw:name="f92" draw:formula="?f9 * ?f17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40, ?f78)"/><draw:equation draw:name="f98" draw:formula="if(?f61, ?f32, ?f79)"/><draw:equation draw:name="f99" draw:formula="if(?f61, ?f40, ?f80)"/><draw:equation draw:name="f100" draw:formula="if(?f61, ?f32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6"/><draw:equation draw:name="f106" draw:formula="if(?f105, ?f56, 21550000)"/><draw:equation draw:name="f107" draw:formula="-21550000 - ?f106"/><draw:equation draw:name="f108" draw:formula="if(?f107, -21550000, ?f106)"/><draw:equation draw:name="f109" draw:formula="?f57 + ?f108"/><draw:equation draw:name="f110" draw:formula="?f57 + ?f2"/><draw:equation draw:name="f111" draw:formula="?f110 * ?f11 / ?f1"/><draw:equation draw:name="f112" draw:formula="0 - ?f111"/><draw:equation draw:name="f113" draw:formula="cos(?f112)"/><draw:equation draw:name="f114" draw:formula="0 - ?f113"/><draw:equation draw:name="f115" draw:formula="?f114 * ?f9"/><draw:equation draw:name="f116" draw:formula="sin(?f112)"/><draw:equation draw:name="f117" draw:formula="0 - ?f116"/><draw:equation draw:name="f118" draw:formula="?f117 * ?f17"/><draw:equation draw:name="f119" draw:formula="sqrt(?f115 * ?f115 + ?f118 * ?f118 + 0 * 0)"/><draw:equation draw:name="f120" draw:formula="?f9 * ?f17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9"/><draw:equation draw:name="f126" draw:formula="?f124 - ?f17"/><draw:equation draw:name="f127" draw:formula="?f122 + ?f9"/><draw:equation draw:name="f128" draw:formula="?f124 + ?f17"/><draw:equation draw:name="f129" draw:formula="?f109 + ?f2"/><draw:equation draw:name="f130" draw:formula="?f129 * ?f11 / ?f1"/><draw:equation draw:name="f131" draw:formula="0 - ?f130"/><draw:equation draw:name="f132" draw:formula="cos(?f131)"/><draw:equation draw:name="f133" draw:formula="0 - ?f132"/><draw:equation draw:name="f134" draw:formula="?f133 * ?f9"/><draw:equation draw:name="f135" draw:formula="sin(?f131)"/><draw:equation draw:name="f136" draw:formula="0 - ?f135"/><draw:equation draw:name="f137" draw:formula="?f136 * ?f17"/><draw:equation draw:name="f138" draw:formula="sqrt(?f134 * ?f134 + ?f137 * ?f137 + 0 * 0)"/><draw:equation draw:name="f139" draw:formula="?f9 * ?f17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-5400000"/><draw:equation draw:name="f153" draw:formula="if(?f152, -5400000, 21550000)"/><draw:equation draw:name="f154" draw:formula="-21550000 - ?f153"/><draw:equation draw:name="f155" draw:formula="if(?f154, -21550000, ?f153)"/><draw:equation draw:name="f156" draw:formula="0 + ?f155"/><draw:equation draw:name="f157" draw:formula="0 + ?f2"/><draw:equation draw:name="f158" draw:formula="?f157 * ?f11 / ?f1"/><draw:equation draw:name="f159" draw:formula="0 - ?f158"/><draw:equation draw:name="f160" draw:formula="cos(?f159)"/><draw:equation draw:name="f161" draw:formula="0 - ?f160"/><draw:equation draw:name="f162" draw:formula="?f161 * ?f9"/><draw:equation draw:name="f163" draw:formula="sin(?f159)"/><draw:equation draw:name="f164" draw:formula="0 - ?f163"/><draw:equation draw:name="f165" draw:formula="?f164 * ?f17"/><draw:equation draw:name="f166" draw:formula="sqrt(?f162 * ?f162 + ?f165 * ?f165 + 0 * 0)"/><draw:equation draw:name="f167" draw:formula="?f9 * ?f17 / ?f166"/><draw:equation draw:name="f168" draw:formula="?f164 * ?f167"/><draw:equation draw:name="f169" draw:formula="?f4 - ?f168"/><draw:equation draw:name="f170" draw:formula="?f161 * ?f167"/><draw:equation draw:name="f171" draw:formula="?f26 - ?f170"/><draw:equation draw:name="f172" draw:formula="?f169 - ?f9"/><draw:equation draw:name="f173" draw:formula="?f171 - ?f17"/><draw:equation draw:name="f174" draw:formula="?f169 + ?f9"/><draw:equation draw:name="f175" draw:formula="?f171 + ?f17"/><draw:equation draw:name="f176" draw:formula="?f156 + ?f2"/><draw:equation draw:name="f177" draw:formula="?f176 * ?f11 / ?f1"/><draw:equation draw:name="f178" draw:formula="0 - ?f177"/><draw:equation draw:name="f179" draw:formula="cos(?f178)"/><draw:equation draw:name="f180" draw:formula="0 - ?f179"/><draw:equation draw:name="f181" draw:formula="?f180 * ?f9"/><draw:equation draw:name="f182" draw:formula="sin(?f178)"/><draw:equation draw:name="f183" draw:formula="0 - ?f182"/><draw:equation draw:name="f184" draw:formula="?f183 * ?f17"/><draw:equation draw:name="f185" draw:formula="sqrt(?f181 * ?f181 + ?f184 * ?f184 + 0 * 0)"/><draw:equation draw:name="f186" draw:formula="?f9 * ?f17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4, ?f172)"/><draw:equation draw:name="f192" draw:formula="if(?f155, ?f26, ?f173)"/><draw:equation draw:name="f193" draw:formula="if(?f155, ?f4, ?f174)"/><draw:equation draw:name="f194" draw:formula="if(?f155, ?f26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?f2"/><draw:equation draw:name="f200" draw:formula="if(?f199, ?f2, 21550000)"/><draw:equation draw:name="f201" draw:formula="-21550000 - ?f200"/><draw:equation draw:name="f202" draw:formula="if(?f201, -21550000, ?f200)"/><draw:equation draw:name="f203" draw:formula="?f0 + ?f202"/><draw:equation draw:name="f204" draw:formula="?f0 + ?f2"/><draw:equation draw:name="f205" draw:formula="?f204 * ?f11 / ?f1"/><draw:equation draw:name="f206" draw:formula="0 - ?f205"/><draw:equation draw:name="f207" draw:formula="cos(?f206)"/><draw:equation draw:name="f208" draw:formula="0 - ?f207"/><draw:equation draw:name="f209" draw:formula="?f208 * ?f9"/><draw:equation draw:name="f210" draw:formula="sin(?f206)"/><draw:equation draw:name="f211" draw:formula="0 - ?f210"/><draw:equation draw:name="f212" draw:formula="?f211 * ?f17"/><draw:equation draw:name="f213" draw:formula="sqrt(?f209 * ?f209 + ?f212 * ?f212 + 0 * 0)"/><draw:equation draw:name="f214" draw:formula="?f9 * ?f17 / ?f213"/><draw:equation draw:name="f215" draw:formula="?f211 * ?f214"/><draw:equation draw:name="f216" draw:formula="?f3 - ?f215"/><draw:equation draw:name="f217" draw:formula="?f208 * ?f214"/><draw:equation draw:name="f218" draw:formula="?f5 - ?f217"/><draw:equation draw:name="f219" draw:formula="?f216 - ?f9"/><draw:equation draw:name="f220" draw:formula="?f218 - ?f17"/><draw:equation draw:name="f221" draw:formula="?f216 + ?f9"/><draw:equation draw:name="f222" draw:formula="?f218 + ?f17"/><draw:equation draw:name="f223" draw:formula="?f203 + ?f2"/><draw:equation draw:name="f224" draw:formula="?f223 * ?f11 / ?f1"/><draw:equation draw:name="f225" draw:formula="0 - ?f224"/><draw:equation draw:name="f226" draw:formula="cos(?f225)"/><draw:equation draw:name="f227" draw:formula="0 - ?f226"/><draw:equation draw:name="f228" draw:formula="?f227 * ?f9"/><draw:equation draw:name="f229" draw:formula="sin(?f225)"/><draw:equation draw:name="f230" draw:formula="0 - ?f229"/><draw:equation draw:name="f231" draw:formula="?f230 * ?f17"/><draw:equation draw:name="f232" draw:formula="sqrt(?f228 * ?f228 + ?f231 * ?f231 + 0 * 0)"/><draw:equation draw:name="f233" draw:formula="?f9 * ?f17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3, ?f219)"/><draw:equation draw:name="f239" draw:formula="if(?f202, ?f5, ?f220)"/><draw:equation draw:name="f240" draw:formula="if(?f202, ?f3, ?f221)"/><draw:equation draw:name="f241" draw:formula="if(?f202, ?f5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21550000 - ?f46"/><draw:equation draw:name="f247" draw:formula="if(?f246, ?f46, 21550000)"/><draw:equation draw:name="f248" draw:formula="-21550000 - ?f247"/><draw:equation draw:name="f249" draw:formula="if(?f248, -21550000, ?f247)"/><draw:equation draw:name="f250" draw:formula="0 + ?f249"/><draw:equation draw:name="f251" draw:formula="?f250 + ?f2"/><draw:equation draw:name="f252" draw:formula="?f251 * ?f11 / ?f1"/><draw:equation draw:name="f253" draw:formula="0 - ?f252"/><draw:equation draw:name="f254" draw:formula="cos(?f253)"/><draw:equation draw:name="f255" draw:formula="0 - ?f254"/><draw:equation draw:name="f256" draw:formula="?f255 * ?f9"/><draw:equation draw:name="f257" draw:formula="sin(?f253)"/><draw:equation draw:name="f258" draw:formula="0 - ?f257"/><draw:equation draw:name="f259" draw:formula="?f258 * ?f17"/><draw:equation draw:name="f260" draw:formula="sqrt(?f256 * ?f256 + ?f259 * ?f259 + 0 * 0)"/><draw:equation draw:name="f261" draw:formula="?f9 * ?f17 / ?f260"/><draw:equation draw:name="f262" draw:formula="?f258 * ?f261"/><draw:equation draw:name="f263" draw:formula="?f169 + ?f262"/><draw:equation draw:name="f264" draw:formula="?f255 * ?f261"/><draw:equation draw:name="f265" draw:formula="?f171 + ?f264"/><draw:equation draw:name="f266" draw:formula="if(?f249, ?f4, ?f172)"/><draw:equation draw:name="f267" draw:formula="if(?f249, ?f26, ?f173)"/><draw:equation draw:name="f268" draw:formula="if(?f249, ?f4, ?f174)"/><draw:equation draw:name="f269" draw:formula="if(?f249, ?f26, ?f175)"/><draw:equation draw:name="f270" draw:formula="if(?f249, ?f172, ?f263)"/><draw:equation draw:name="f271" draw:formula="if(?f249, ?f173, ?f265)"/><draw:equation draw:name="f272" draw:formula="if(?f249, ?f174, ?f263)"/><draw:equation draw:name="f273" draw:formula="if(?f249, ?f175, ?f265)"/></draw:enhanced-geometry></draw:custom-shape></text:span><text:span text:style-name="T5"><draw:custom-shape svg:x="0in" svg:y="0.16667in" svg:width="0.44792in" svg:height="1.21875in" draw:z-index="251665408" draw:id="id3" draw:style-name="a4" draw:name="Curved Left Arrow 10" text:anchor-type="paragraph"><svg:title/><svg:desc/><draw:enhanced-geometry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 draw:mirror-vertical="true" draw:mirror-horizont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4 - ?f3"/><draw:equation draw:name="f10" draw:formula="min(?f9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8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9 / ?f18"/><draw:equation draw:name="f24" draw:formula="$2"/><draw:equation draw:name="f25" draw:formula="?f10 * ?f24 / 100000"/><draw:equation draw:name="f26" draw:formula="?f17 + ?f14"/><draw:equation draw:name="f27" draw:formula="?f9 * ?f9"/><draw:equation draw:name="f28" draw:formula="?f25 * ?f25"/><draw:equation draw:name="f29" draw:formula="?f27 - ?f28"/><draw:equation draw:name="f30" draw:formula="sqrt(?f29)"/><draw:equation draw:name="f31" draw:formula="?f30 * ?f17 / ?f9"/><draw:equation draw:name="f32" draw:formula="?f17 + ?f31"/><draw:equation draw:name="f33" draw:formula="?f26 + ?f31"/><draw:equation draw:name="f34" draw:formula="?f15 - ?f14"/><draw:equation draw:name="f35" draw:formula="?f34 / 2"/><draw:equation draw:name="f36" draw:formula="?f32 - ?f35"/><draw:equation draw:name="f37" draw:formula="?f33 + ?f35"/><draw:equation draw:name="f38" draw:formula="?f15 / 2"/><draw:equation draw:name="f39" draw:formula="?f6 - ?f38"/><draw:equation draw:name="f40" draw:formula="?f3 + ?f25"/><draw:equation draw:name="f41" draw:formula="0 - ?f25"/><draw:equation draw:name="f42" draw:formula="0 - ?f31"/><draw:equation draw:name="f43" draw:formula="atan2(?f41, ?f42)"/><draw:equation draw:name="f44" draw:formula="0 - ?f43"/><draw:equation draw:name="f45" draw:formula="?f44 * ?f1 / ?f11"/><draw:equation draw:name="f46" draw:formula="?f45 - ?f2"/><draw:equation draw:name="f47" draw:formula="(?f17 + ?f26) / 2"/><draw:equation draw:name="f48" draw:formula="?f14 / 2"/><draw:equation draw:name="f49" draw:formula="0 - ?f23"/><draw:equation draw:name="f50" draw:formula="0 - ?f48"/><draw:equation draw:name="f51" draw:formula="atan2(?f49, ?f50)"/><draw:equation draw:name="f52" draw:formula="0 - ?f51"/><draw:equation draw:name="f53" draw:formula="?f52 * ?f1 / ?f11"/><draw:equation draw:name="f54" draw:formula="?f53 - ?f2"/><draw:equation draw:name="f55" draw:formula="?f54 - ?f46"/><draw:equation draw:name="f56" draw:formula="?f46 + ?f54"/><draw:equation draw:name="f57" draw:formula="0 - ?f54"/><draw:equation draw:name="f58" draw:formula="21550000 - ?f55"/><draw:equation draw:name="f59" draw:formula="if(?f58, ?f55, 21550000)"/><draw:equation draw:name="f60" draw:formula="-21550000 - ?f59"/><draw:equation draw:name="f61" draw:formula="if(?f60, -21550000, ?f59)"/><draw:equation draw:name="f62" draw:formula="?f46 + ?f61"/><draw:equation draw:name="f63" draw:formula="?f46 + ?f2"/><draw:equation draw:name="f64" draw:formula="?f63 * ?f11 / ?f1"/><draw:equation draw:name="f65" draw:formula="0 - ?f64"/><draw:equation draw:name="f66" draw:formula="cos(?f65)"/><draw:equation draw:name="f67" draw:formula="0 - ?f66"/><draw:equation draw:name="f68" draw:formula="?f67 * ?f9"/><draw:equation draw:name="f69" draw:formula="sin(?f65)"/><draw:equation draw:name="f70" draw:formula="0 - ?f69"/><draw:equation draw:name="f71" draw:formula="?f70 * ?f17"/><draw:equation draw:name="f72" draw:formula="sqrt(?f68 * ?f68 + ?f71 * ?f71 + 0 * 0)"/><draw:equation draw:name="f73" draw:formula="?f9 * ?f17 / ?f72"/><draw:equation draw:name="f74" draw:formula="?f70 * ?f73"/><draw:equation draw:name="f75" draw:formula="?f40 - ?f74"/><draw:equation draw:name="f76" draw:formula="?f67 * ?f73"/><draw:equation draw:name="f77" draw:formula="?f32 - ?f76"/><draw:equation draw:name="f78" draw:formula="?f75 - ?f9"/><draw:equation draw:name="f79" draw:formula="?f77 - ?f17"/><draw:equation draw:name="f80" draw:formula="?f75 + ?f9"/><draw:equation draw:name="f81" draw:formula="?f77 + ?f17"/><draw:equation draw:name="f82" draw:formula="?f62 + ?f2"/><draw:equation draw:name="f83" draw:formula="?f82 * ?f11 / ?f1"/><draw:equation draw:name="f84" draw:formula="0 - ?f83"/><draw:equation draw:name="f85" draw:formula="cos(?f84)"/><draw:equation draw:name="f86" draw:formula="0 - ?f85"/><draw:equation draw:name="f87" draw:formula="?f86 * ?f9"/><draw:equation draw:name="f88" draw:formula="sin(?f84)"/><draw:equation draw:name="f89" draw:formula="0 - ?f88"/><draw:equation draw:name="f90" draw:formula="?f89 * ?f17"/><draw:equation draw:name="f91" draw:formula="sqrt(?f87 * ?f87 + ?f90 * ?f90 + 0 * 0)"/><draw:equation draw:name="f92" draw:formula="?f9 * ?f17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40, ?f78)"/><draw:equation draw:name="f98" draw:formula="if(?f61, ?f32, ?f79)"/><draw:equation draw:name="f99" draw:formula="if(?f61, ?f40, ?f80)"/><draw:equation draw:name="f100" draw:formula="if(?f61, ?f32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6"/><draw:equation draw:name="f106" draw:formula="if(?f105, ?f56, 21550000)"/><draw:equation draw:name="f107" draw:formula="-21550000 - ?f106"/><draw:equation draw:name="f108" draw:formula="if(?f107, -21550000, ?f106)"/><draw:equation draw:name="f109" draw:formula="?f57 + ?f108"/><draw:equation draw:name="f110" draw:formula="?f57 + ?f2"/><draw:equation draw:name="f111" draw:formula="?f110 * ?f11 / ?f1"/><draw:equation draw:name="f112" draw:formula="0 - ?f111"/><draw:equation draw:name="f113" draw:formula="cos(?f112)"/><draw:equation draw:name="f114" draw:formula="0 - ?f113"/><draw:equation draw:name="f115" draw:formula="?f114 * ?f9"/><draw:equation draw:name="f116" draw:formula="sin(?f112)"/><draw:equation draw:name="f117" draw:formula="0 - ?f116"/><draw:equation draw:name="f118" draw:formula="?f117 * ?f17"/><draw:equation draw:name="f119" draw:formula="sqrt(?f115 * ?f115 + ?f118 * ?f118 + 0 * 0)"/><draw:equation draw:name="f120" draw:formula="?f9 * ?f17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9"/><draw:equation draw:name="f126" draw:formula="?f124 - ?f17"/><draw:equation draw:name="f127" draw:formula="?f122 + ?f9"/><draw:equation draw:name="f128" draw:formula="?f124 + ?f17"/><draw:equation draw:name="f129" draw:formula="?f109 + ?f2"/><draw:equation draw:name="f130" draw:formula="?f129 * ?f11 / ?f1"/><draw:equation draw:name="f131" draw:formula="0 - ?f130"/><draw:equation draw:name="f132" draw:formula="cos(?f131)"/><draw:equation draw:name="f133" draw:formula="0 - ?f132"/><draw:equation draw:name="f134" draw:formula="?f133 * ?f9"/><draw:equation draw:name="f135" draw:formula="sin(?f131)"/><draw:equation draw:name="f136" draw:formula="0 - ?f135"/><draw:equation draw:name="f137" draw:formula="?f136 * ?f17"/><draw:equation draw:name="f138" draw:formula="sqrt(?f134 * ?f134 + ?f137 * ?f137 + 0 * 0)"/><draw:equation draw:name="f139" draw:formula="?f9 * ?f17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-5400000"/><draw:equation draw:name="f153" draw:formula="if(?f152, -5400000, 21550000)"/><draw:equation draw:name="f154" draw:formula="-21550000 - ?f153"/><draw:equation draw:name="f155" draw:formula="if(?f154, -21550000, ?f153)"/><draw:equation draw:name="f156" draw:formula="0 + ?f155"/><draw:equation draw:name="f157" draw:formula="0 + ?f2"/><draw:equation draw:name="f158" draw:formula="?f157 * ?f11 / ?f1"/><draw:equation draw:name="f159" draw:formula="0 - ?f158"/><draw:equation draw:name="f160" draw:formula="cos(?f159)"/><draw:equation draw:name="f161" draw:formula="0 - ?f160"/><draw:equation draw:name="f162" draw:formula="?f161 * ?f9"/><draw:equation draw:name="f163" draw:formula="sin(?f159)"/><draw:equation draw:name="f164" draw:formula="0 - ?f163"/><draw:equation draw:name="f165" draw:formula="?f164 * ?f17"/><draw:equation draw:name="f166" draw:formula="sqrt(?f162 * ?f162 + ?f165 * ?f165 + 0 * 0)"/><draw:equation draw:name="f167" draw:formula="?f9 * ?f17 / ?f166"/><draw:equation draw:name="f168" draw:formula="?f164 * ?f167"/><draw:equation draw:name="f169" draw:formula="?f4 - ?f168"/><draw:equation draw:name="f170" draw:formula="?f161 * ?f167"/><draw:equation draw:name="f171" draw:formula="?f26 - ?f170"/><draw:equation draw:name="f172" draw:formula="?f169 - ?f9"/><draw:equation draw:name="f173" draw:formula="?f171 - ?f17"/><draw:equation draw:name="f174" draw:formula="?f169 + ?f9"/><draw:equation draw:name="f175" draw:formula="?f171 + ?f17"/><draw:equation draw:name="f176" draw:formula="?f156 + ?f2"/><draw:equation draw:name="f177" draw:formula="?f176 * ?f11 / ?f1"/><draw:equation draw:name="f178" draw:formula="0 - ?f177"/><draw:equation draw:name="f179" draw:formula="cos(?f178)"/><draw:equation draw:name="f180" draw:formula="0 - ?f179"/><draw:equation draw:name="f181" draw:formula="?f180 * ?f9"/><draw:equation draw:name="f182" draw:formula="sin(?f178)"/><draw:equation draw:name="f183" draw:formula="0 - ?f182"/><draw:equation draw:name="f184" draw:formula="?f183 * ?f17"/><draw:equation draw:name="f185" draw:formula="sqrt(?f181 * ?f181 + ?f184 * ?f184 + 0 * 0)"/><draw:equation draw:name="f186" draw:formula="?f9 * ?f17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4, ?f172)"/><draw:equation draw:name="f192" draw:formula="if(?f155, ?f26, ?f173)"/><draw:equation draw:name="f193" draw:formula="if(?f155, ?f4, ?f174)"/><draw:equation draw:name="f194" draw:formula="if(?f155, ?f26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?f2"/><draw:equation draw:name="f200" draw:formula="if(?f199, ?f2, 21550000)"/><draw:equation draw:name="f201" draw:formula="-21550000 - ?f200"/><draw:equation draw:name="f202" draw:formula="if(?f201, -21550000, ?f200)"/><draw:equation draw:name="f203" draw:formula="?f0 + ?f202"/><draw:equation draw:name="f204" draw:formula="?f0 + ?f2"/><draw:equation draw:name="f205" draw:formula="?f204 * ?f11 / ?f1"/><draw:equation draw:name="f206" draw:formula="0 - ?f205"/><draw:equation draw:name="f207" draw:formula="cos(?f206)"/><draw:equation draw:name="f208" draw:formula="0 - ?f207"/><draw:equation draw:name="f209" draw:formula="?f208 * ?f9"/><draw:equation draw:name="f210" draw:formula="sin(?f206)"/><draw:equation draw:name="f211" draw:formula="0 - ?f210"/><draw:equation draw:name="f212" draw:formula="?f211 * ?f17"/><draw:equation draw:name="f213" draw:formula="sqrt(?f209 * ?f209 + ?f212 * ?f212 + 0 * 0)"/><draw:equation draw:name="f214" draw:formula="?f9 * ?f17 / ?f213"/><draw:equation draw:name="f215" draw:formula="?f211 * ?f214"/><draw:equation draw:name="f216" draw:formula="?f3 - ?f215"/><draw:equation draw:name="f217" draw:formula="?f208 * ?f214"/><draw:equation draw:name="f218" draw:formula="?f5 - ?f217"/><draw:equation draw:name="f219" draw:formula="?f216 - ?f9"/><draw:equation draw:name="f220" draw:formula="?f218 - ?f17"/><draw:equation draw:name="f221" draw:formula="?f216 + ?f9"/><draw:equation draw:name="f222" draw:formula="?f218 + ?f17"/><draw:equation draw:name="f223" draw:formula="?f203 + ?f2"/><draw:equation draw:name="f224" draw:formula="?f223 * ?f11 / ?f1"/><draw:equation draw:name="f225" draw:formula="0 - ?f224"/><draw:equation draw:name="f226" draw:formula="cos(?f225)"/><draw:equation draw:name="f227" draw:formula="0 - ?f226"/><draw:equation draw:name="f228" draw:formula="?f227 * ?f9"/><draw:equation draw:name="f229" draw:formula="sin(?f225)"/><draw:equation draw:name="f230" draw:formula="0 - ?f229"/><draw:equation draw:name="f231" draw:formula="?f230 * ?f17"/><draw:equation draw:name="f232" draw:formula="sqrt(?f228 * ?f228 + ?f231 * ?f231 + 0 * 0)"/><draw:equation draw:name="f233" draw:formula="?f9 * ?f17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3, ?f219)"/><draw:equation draw:name="f239" draw:formula="if(?f202, ?f5, ?f220)"/><draw:equation draw:name="f240" draw:formula="if(?f202, ?f3, ?f221)"/><draw:equation draw:name="f241" draw:formula="if(?f202, ?f5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21550000 - ?f46"/><draw:equation draw:name="f247" draw:formula="if(?f246, ?f46, 21550000)"/><draw:equation draw:name="f248" draw:formula="-21550000 - ?f247"/><draw:equation draw:name="f249" draw:formula="if(?f248, -21550000, ?f247)"/><draw:equation draw:name="f250" draw:formula="0 + ?f249"/><draw:equation draw:name="f251" draw:formula="?f250 + ?f2"/><draw:equation draw:name="f252" draw:formula="?f251 * ?f11 / ?f1"/><draw:equation draw:name="f253" draw:formula="0 - ?f252"/><draw:equation draw:name="f254" draw:formula="cos(?f253)"/><draw:equation draw:name="f255" draw:formula="0 - ?f254"/><draw:equation draw:name="f256" draw:formula="?f255 * ?f9"/><draw:equation draw:name="f257" draw:formula="sin(?f253)"/><draw:equation draw:name="f258" draw:formula="0 - ?f257"/><draw:equation draw:name="f259" draw:formula="?f258 * ?f17"/><draw:equation draw:name="f260" draw:formula="sqrt(?f256 * ?f256 + ?f259 * ?f259 + 0 * 0)"/><draw:equation draw:name="f261" draw:formula="?f9 * ?f17 / ?f260"/><draw:equation draw:name="f262" draw:formula="?f258 * ?f261"/><draw:equation draw:name="f263" draw:formula="?f169 + ?f262"/><draw:equation draw:name="f264" draw:formula="?f255 * ?f261"/><draw:equation draw:name="f265" draw:formula="?f171 + ?f264"/><draw:equation draw:name="f266" draw:formula="if(?f249, ?f4, ?f172)"/><draw:equation draw:name="f267" draw:formula="if(?f249, ?f26, ?f173)"/><draw:equation draw:name="f268" draw:formula="if(?f249, ?f4, ?f174)"/><draw:equation draw:name="f269" draw:formula="if(?f249, ?f26, ?f175)"/><draw:equation draw:name="f270" draw:formula="if(?f249, ?f172, ?f263)"/><draw:equation draw:name="f271" draw:formula="if(?f249, ?f173, ?f265)"/><draw:equation draw:name="f272" draw:formula="if(?f249, ?f174, ?f263)"/><draw:equation draw:name="f273" draw:formula="if(?f249, ?f175, ?f265)"/></draw:enhanced-geometry></draw:custom-shape></text:span><text:span text:style-name="T6"><draw:connector draw:type="line" svg:x1="0.8125in" svg:y1="0.79167in" svg:x2="1.875in" svg:y2="1.10417in" draw:z-index="251662336" draw:id="id4" draw:style-name="a5" draw:name="Straight Connector 6" text:anchor-type="paragraph"><svg:title/><svg:desc/></draw:connector></text:span><text:span text:style-name="T7"><draw:connector draw:type="line" svg:x1="0.80208in" svg:y1="0.80208in" svg:x2="0.46875in" svg:y2="0.20833in" draw:z-index="251659264" draw:id="id5" draw:style-name="a7" draw:name="Straight Arrow Connector 3" text:anchor-type="paragraph"><svg:title/><svg:desc/></draw:connector></text:span><text:span text:style-name="T8"><draw:connector draw:type="line" svg:x1="0.79167in" svg:y1="0.80208in" svg:x2="1.40625in" svg:y2="0.47917in" draw:z-index="251658240" draw:id="id6" draw:style-name="a9" draw:name="Straight Arrow Connector 2" text:anchor-type="paragraph"><svg:title/><svg:desc/></draw:connector></text:span><text:span text:style-name="T9"><draw:frame draw:style-name="a10" draw:transform="translate(-0.57812in -0.58333in) rotate(-5.83752) translate(0.57812in 0.58333in)" draw:name="Picture 1" text:anchor-type="as-char" svg:width="1.15625in" svg:height="1.16667in" style:rel-width="scale" style:rel-height="scale"><draw:image xlink:href="media/image1.png" xlink:type="simple" xlink:show="embed" xlink:actuate="onLoad"/><svg:title/><svg:desc/></draw:frame></text:span><text:tab/><text:tab/><text:span text:style-name="T10"><draw:frame draw:style-name="a11" draw:name="Picture 4" text:anchor-type="as-char" svg:x="0in" svg:y="0in" svg:width="0.22917in" svg:height="0.22917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11">Approach Ball</text:p>
        </text:list-item>
      </text:list>
      <text:p text:style-name="Normal"><text:span text:style-name="T12"><draw:g draw:z-index="251678720" draw:name="Group 24" draw:id="id11" draw:style-name="a18" text:anchor-type="paragraph"><svg:title/><svg:desc/><draw:frame draw:id="id7" draw:style-name="a12" draw:name="Picture 19" svg:x="1.5625in" svg:y="2.27014in" svg:width="0.22778in" svg:height="0.22778in" style:rel-width="scale" style:rel-height="scale"><draw:image xlink:href="media/image2.png" xlink:type="simple" xlink:show="embed" xlink:actuate="onLoad"/><svg:title/><svg:desc/></draw:frame><draw:connector draw:type="line" svg:x1="0.86458in" svg:y1="2.18681in" svg:x2="1.66667in" svg:y2="2.37431in" draw:id="id8" draw:style-name="a14" draw:name="Straight Connector 20"><svg:title/><svg:desc/></draw:connector><draw:frame draw:id="id9" draw:style-name="a15" draw:transform="translate(-0.45243in -0.71424in) rotate(-5.59936) translate(5.38993in 1.38021in)" draw:name="Picture 21" svg:width="0.90486in" svg:height="1.42847in" style:rel-width="scale" style:rel-height="scale"><draw:image xlink:href="media/image3.png" xlink:type="simple" xlink:show="embed" xlink:actuate="onLoad"/><svg:title/><svg:desc/></draw:frame><draw:connector draw:type="line" svg:x1="0.84375in" svg:y1="2.21806in" svg:x2="5.35417in" svg:y2="1.41597in" draw:id="id10" draw:style-name="a17" draw:name="Straight Connector 22"><svg:title/><svg:desc/></draw:connector></draw:g></text:span><text:span text:style-name="T13"><draw:connector draw:type="line" svg:x1="1.08333in" svg:y1="0.58264in" svg:x2="2.36458in" svg:y2="0.86389in" draw:z-index="251669504" draw:id="id12" draw:style-name="a20" draw:name="Straight Arrow Connector 16" text:anchor-type="paragraph"><svg:title/><svg:desc/></draw:connector></text:span><text:span text:style-name="T14"><draw:custom-shape svg:x="1.57292in" svg:y="0.53056in" svg:width="0.22917in" svg:height="0.38542in" draw:z-index="251671552" draw:id="id13" draw:style-name="a21" draw:name="Curved Left Arrow 17" text:anchor-type="paragraph"><svg:title/><svg:desc/><draw:enhanced-geometry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4 - ?f3"/><draw:equation draw:name="f10" draw:formula="min(?f9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8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9 / ?f18"/><draw:equation draw:name="f24" draw:formula="$2"/><draw:equation draw:name="f25" draw:formula="?f10 * ?f24 / 100000"/><draw:equation draw:name="f26" draw:formula="?f17 + ?f14"/><draw:equation draw:name="f27" draw:formula="?f9 * ?f9"/><draw:equation draw:name="f28" draw:formula="?f25 * ?f25"/><draw:equation draw:name="f29" draw:formula="?f27 - ?f28"/><draw:equation draw:name="f30" draw:formula="sqrt(?f29)"/><draw:equation draw:name="f31" draw:formula="?f30 * ?f17 / ?f9"/><draw:equation draw:name="f32" draw:formula="?f17 + ?f31"/><draw:equation draw:name="f33" draw:formula="?f26 + ?f31"/><draw:equation draw:name="f34" draw:formula="?f15 - ?f14"/><draw:equation draw:name="f35" draw:formula="?f34 / 2"/><draw:equation draw:name="f36" draw:formula="?f32 - ?f35"/><draw:equation draw:name="f37" draw:formula="?f33 + ?f35"/><draw:equation draw:name="f38" draw:formula="?f15 / 2"/><draw:equation draw:name="f39" draw:formula="?f6 - ?f38"/><draw:equation draw:name="f40" draw:formula="?f3 + ?f25"/><draw:equation draw:name="f41" draw:formula="0 - ?f25"/><draw:equation draw:name="f42" draw:formula="0 - ?f31"/><draw:equation draw:name="f43" draw:formula="atan2(?f41, ?f42)"/><draw:equation draw:name="f44" draw:formula="0 - ?f43"/><draw:equation draw:name="f45" draw:formula="?f44 * ?f1 / ?f11"/><draw:equation draw:name="f46" draw:formula="?f45 - ?f2"/><draw:equation draw:name="f47" draw:formula="(?f17 + ?f26) / 2"/><draw:equation draw:name="f48" draw:formula="?f14 / 2"/><draw:equation draw:name="f49" draw:formula="0 - ?f23"/><draw:equation draw:name="f50" draw:formula="0 - ?f48"/><draw:equation draw:name="f51" draw:formula="atan2(?f49, ?f50)"/><draw:equation draw:name="f52" draw:formula="0 - ?f51"/><draw:equation draw:name="f53" draw:formula="?f52 * ?f1 / ?f11"/><draw:equation draw:name="f54" draw:formula="?f53 - ?f2"/><draw:equation draw:name="f55" draw:formula="?f54 - ?f46"/><draw:equation draw:name="f56" draw:formula="?f46 + ?f54"/><draw:equation draw:name="f57" draw:formula="0 - ?f54"/><draw:equation draw:name="f58" draw:formula="21550000 - ?f55"/><draw:equation draw:name="f59" draw:formula="if(?f58, ?f55, 21550000)"/><draw:equation draw:name="f60" draw:formula="-21550000 - ?f59"/><draw:equation draw:name="f61" draw:formula="if(?f60, -21550000, ?f59)"/><draw:equation draw:name="f62" draw:formula="?f46 + ?f61"/><draw:equation draw:name="f63" draw:formula="?f46 + ?f2"/><draw:equation draw:name="f64" draw:formula="?f63 * ?f11 / ?f1"/><draw:equation draw:name="f65" draw:formula="0 - ?f64"/><draw:equation draw:name="f66" draw:formula="cos(?f65)"/><draw:equation draw:name="f67" draw:formula="0 - ?f66"/><draw:equation draw:name="f68" draw:formula="?f67 * ?f9"/><draw:equation draw:name="f69" draw:formula="sin(?f65)"/><draw:equation draw:name="f70" draw:formula="0 - ?f69"/><draw:equation draw:name="f71" draw:formula="?f70 * ?f17"/><draw:equation draw:name="f72" draw:formula="sqrt(?f68 * ?f68 + ?f71 * ?f71 + 0 * 0)"/><draw:equation draw:name="f73" draw:formula="?f9 * ?f17 / ?f72"/><draw:equation draw:name="f74" draw:formula="?f70 * ?f73"/><draw:equation draw:name="f75" draw:formula="?f40 - ?f74"/><draw:equation draw:name="f76" draw:formula="?f67 * ?f73"/><draw:equation draw:name="f77" draw:formula="?f32 - ?f76"/><draw:equation draw:name="f78" draw:formula="?f75 - ?f9"/><draw:equation draw:name="f79" draw:formula="?f77 - ?f17"/><draw:equation draw:name="f80" draw:formula="?f75 + ?f9"/><draw:equation draw:name="f81" draw:formula="?f77 + ?f17"/><draw:equation draw:name="f82" draw:formula="?f62 + ?f2"/><draw:equation draw:name="f83" draw:formula="?f82 * ?f11 / ?f1"/><draw:equation draw:name="f84" draw:formula="0 - ?f83"/><draw:equation draw:name="f85" draw:formula="cos(?f84)"/><draw:equation draw:name="f86" draw:formula="0 - ?f85"/><draw:equation draw:name="f87" draw:formula="?f86 * ?f9"/><draw:equation draw:name="f88" draw:formula="sin(?f84)"/><draw:equation draw:name="f89" draw:formula="0 - ?f88"/><draw:equation draw:name="f90" draw:formula="?f89 * ?f17"/><draw:equation draw:name="f91" draw:formula="sqrt(?f87 * ?f87 + ?f90 * ?f90 + 0 * 0)"/><draw:equation draw:name="f92" draw:formula="?f9 * ?f17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40, ?f78)"/><draw:equation draw:name="f98" draw:formula="if(?f61, ?f32, ?f79)"/><draw:equation draw:name="f99" draw:formula="if(?f61, ?f40, ?f80)"/><draw:equation draw:name="f100" draw:formula="if(?f61, ?f32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6"/><draw:equation draw:name="f106" draw:formula="if(?f105, ?f56, 21550000)"/><draw:equation draw:name="f107" draw:formula="-21550000 - ?f106"/><draw:equation draw:name="f108" draw:formula="if(?f107, -21550000, ?f106)"/><draw:equation draw:name="f109" draw:formula="?f57 + ?f108"/><draw:equation draw:name="f110" draw:formula="?f57 + ?f2"/><draw:equation draw:name="f111" draw:formula="?f110 * ?f11 / ?f1"/><draw:equation draw:name="f112" draw:formula="0 - ?f111"/><draw:equation draw:name="f113" draw:formula="cos(?f112)"/><draw:equation draw:name="f114" draw:formula="0 - ?f113"/><draw:equation draw:name="f115" draw:formula="?f114 * ?f9"/><draw:equation draw:name="f116" draw:formula="sin(?f112)"/><draw:equation draw:name="f117" draw:formula="0 - ?f116"/><draw:equation draw:name="f118" draw:formula="?f117 * ?f17"/><draw:equation draw:name="f119" draw:formula="sqrt(?f115 * ?f115 + ?f118 * ?f118 + 0 * 0)"/><draw:equation draw:name="f120" draw:formula="?f9 * ?f17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9"/><draw:equation draw:name="f126" draw:formula="?f124 - ?f17"/><draw:equation draw:name="f127" draw:formula="?f122 + ?f9"/><draw:equation draw:name="f128" draw:formula="?f124 + ?f17"/><draw:equation draw:name="f129" draw:formula="?f109 + ?f2"/><draw:equation draw:name="f130" draw:formula="?f129 * ?f11 / ?f1"/><draw:equation draw:name="f131" draw:formula="0 - ?f130"/><draw:equation draw:name="f132" draw:formula="cos(?f131)"/><draw:equation draw:name="f133" draw:formula="0 - ?f132"/><draw:equation draw:name="f134" draw:formula="?f133 * ?f9"/><draw:equation draw:name="f135" draw:formula="sin(?f131)"/><draw:equation draw:name="f136" draw:formula="0 - ?f135"/><draw:equation draw:name="f137" draw:formula="?f136 * ?f17"/><draw:equation draw:name="f138" draw:formula="sqrt(?f134 * ?f134 + ?f137 * ?f137 + 0 * 0)"/><draw:equation draw:name="f139" draw:formula="?f9 * ?f17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-5400000"/><draw:equation draw:name="f153" draw:formula="if(?f152, -5400000, 21550000)"/><draw:equation draw:name="f154" draw:formula="-21550000 - ?f153"/><draw:equation draw:name="f155" draw:formula="if(?f154, -21550000, ?f153)"/><draw:equation draw:name="f156" draw:formula="0 + ?f155"/><draw:equation draw:name="f157" draw:formula="0 + ?f2"/><draw:equation draw:name="f158" draw:formula="?f157 * ?f11 / ?f1"/><draw:equation draw:name="f159" draw:formula="0 - ?f158"/><draw:equation draw:name="f160" draw:formula="cos(?f159)"/><draw:equation draw:name="f161" draw:formula="0 - ?f160"/><draw:equation draw:name="f162" draw:formula="?f161 * ?f9"/><draw:equation draw:name="f163" draw:formula="sin(?f159)"/><draw:equation draw:name="f164" draw:formula="0 - ?f163"/><draw:equation draw:name="f165" draw:formula="?f164 * ?f17"/><draw:equation draw:name="f166" draw:formula="sqrt(?f162 * ?f162 + ?f165 * ?f165 + 0 * 0)"/><draw:equation draw:name="f167" draw:formula="?f9 * ?f17 / ?f166"/><draw:equation draw:name="f168" draw:formula="?f164 * ?f167"/><draw:equation draw:name="f169" draw:formula="?f4 - ?f168"/><draw:equation draw:name="f170" draw:formula="?f161 * ?f167"/><draw:equation draw:name="f171" draw:formula="?f26 - ?f170"/><draw:equation draw:name="f172" draw:formula="?f169 - ?f9"/><draw:equation draw:name="f173" draw:formula="?f171 - ?f17"/><draw:equation draw:name="f174" draw:formula="?f169 + ?f9"/><draw:equation draw:name="f175" draw:formula="?f171 + ?f17"/><draw:equation draw:name="f176" draw:formula="?f156 + ?f2"/><draw:equation draw:name="f177" draw:formula="?f176 * ?f11 / ?f1"/><draw:equation draw:name="f178" draw:formula="0 - ?f177"/><draw:equation draw:name="f179" draw:formula="cos(?f178)"/><draw:equation draw:name="f180" draw:formula="0 - ?f179"/><draw:equation draw:name="f181" draw:formula="?f180 * ?f9"/><draw:equation draw:name="f182" draw:formula="sin(?f178)"/><draw:equation draw:name="f183" draw:formula="0 - ?f182"/><draw:equation draw:name="f184" draw:formula="?f183 * ?f17"/><draw:equation draw:name="f185" draw:formula="sqrt(?f181 * ?f181 + ?f184 * ?f184 + 0 * 0)"/><draw:equation draw:name="f186" draw:formula="?f9 * ?f17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4, ?f172)"/><draw:equation draw:name="f192" draw:formula="if(?f155, ?f26, ?f173)"/><draw:equation draw:name="f193" draw:formula="if(?f155, ?f4, ?f174)"/><draw:equation draw:name="f194" draw:formula="if(?f155, ?f26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?f2"/><draw:equation draw:name="f200" draw:formula="if(?f199, ?f2, 21550000)"/><draw:equation draw:name="f201" draw:formula="-21550000 - ?f200"/><draw:equation draw:name="f202" draw:formula="if(?f201, -21550000, ?f200)"/><draw:equation draw:name="f203" draw:formula="?f0 + ?f202"/><draw:equation draw:name="f204" draw:formula="?f0 + ?f2"/><draw:equation draw:name="f205" draw:formula="?f204 * ?f11 / ?f1"/><draw:equation draw:name="f206" draw:formula="0 - ?f205"/><draw:equation draw:name="f207" draw:formula="cos(?f206)"/><draw:equation draw:name="f208" draw:formula="0 - ?f207"/><draw:equation draw:name="f209" draw:formula="?f208 * ?f9"/><draw:equation draw:name="f210" draw:formula="sin(?f206)"/><draw:equation draw:name="f211" draw:formula="0 - ?f210"/><draw:equation draw:name="f212" draw:formula="?f211 * ?f17"/><draw:equation draw:name="f213" draw:formula="sqrt(?f209 * ?f209 + ?f212 * ?f212 + 0 * 0)"/><draw:equation draw:name="f214" draw:formula="?f9 * ?f17 / ?f213"/><draw:equation draw:name="f215" draw:formula="?f211 * ?f214"/><draw:equation draw:name="f216" draw:formula="?f3 - ?f215"/><draw:equation draw:name="f217" draw:formula="?f208 * ?f214"/><draw:equation draw:name="f218" draw:formula="?f5 - ?f217"/><draw:equation draw:name="f219" draw:formula="?f216 - ?f9"/><draw:equation draw:name="f220" draw:formula="?f218 - ?f17"/><draw:equation draw:name="f221" draw:formula="?f216 + ?f9"/><draw:equation draw:name="f222" draw:formula="?f218 + ?f17"/><draw:equation draw:name="f223" draw:formula="?f203 + ?f2"/><draw:equation draw:name="f224" draw:formula="?f223 * ?f11 / ?f1"/><draw:equation draw:name="f225" draw:formula="0 - ?f224"/><draw:equation draw:name="f226" draw:formula="cos(?f225)"/><draw:equation draw:name="f227" draw:formula="0 - ?f226"/><draw:equation draw:name="f228" draw:formula="?f227 * ?f9"/><draw:equation draw:name="f229" draw:formula="sin(?f225)"/><draw:equation draw:name="f230" draw:formula="0 - ?f229"/><draw:equation draw:name="f231" draw:formula="?f230 * ?f17"/><draw:equation draw:name="f232" draw:formula="sqrt(?f228 * ?f228 + ?f231 * ?f231 + 0 * 0)"/><draw:equation draw:name="f233" draw:formula="?f9 * ?f17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3, ?f219)"/><draw:equation draw:name="f239" draw:formula="if(?f202, ?f5, ?f220)"/><draw:equation draw:name="f240" draw:formula="if(?f202, ?f3, ?f221)"/><draw:equation draw:name="f241" draw:formula="if(?f202, ?f5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21550000 - ?f46"/><draw:equation draw:name="f247" draw:formula="if(?f246, ?f46, 21550000)"/><draw:equation draw:name="f248" draw:formula="-21550000 - ?f247"/><draw:equation draw:name="f249" draw:formula="if(?f248, -21550000, ?f247)"/><draw:equation draw:name="f250" draw:formula="0 + ?f249"/><draw:equation draw:name="f251" draw:formula="?f250 + ?f2"/><draw:equation draw:name="f252" draw:formula="?f251 * ?f11 / ?f1"/><draw:equation draw:name="f253" draw:formula="0 - ?f252"/><draw:equation draw:name="f254" draw:formula="cos(?f253)"/><draw:equation draw:name="f255" draw:formula="0 - ?f254"/><draw:equation draw:name="f256" draw:formula="?f255 * ?f9"/><draw:equation draw:name="f257" draw:formula="sin(?f253)"/><draw:equation draw:name="f258" draw:formula="0 - ?f257"/><draw:equation draw:name="f259" draw:formula="?f258 * ?f17"/><draw:equation draw:name="f260" draw:formula="sqrt(?f256 * ?f256 + ?f259 * ?f259 + 0 * 0)"/><draw:equation draw:name="f261" draw:formula="?f9 * ?f17 / ?f260"/><draw:equation draw:name="f262" draw:formula="?f258 * ?f261"/><draw:equation draw:name="f263" draw:formula="?f169 + ?f262"/><draw:equation draw:name="f264" draw:formula="?f255 * ?f261"/><draw:equation draw:name="f265" draw:formula="?f171 + ?f264"/><draw:equation draw:name="f266" draw:formula="if(?f249, ?f4, ?f172)"/><draw:equation draw:name="f267" draw:formula="if(?f249, ?f26, ?f173)"/><draw:equation draw:name="f268" draw:formula="if(?f249, ?f4, ?f174)"/><draw:equation draw:name="f269" draw:formula="if(?f249, ?f26, ?f175)"/><draw:equation draw:name="f270" draw:formula="if(?f249, ?f172, ?f263)"/><draw:equation draw:name="f271" draw:formula="if(?f249, ?f173, ?f265)"/><draw:equation draw:name="f272" draw:formula="if(?f249, ?f174, ?f263)"/><draw:equation draw:name="f273" draw:formula="if(?f249, ?f175, ?f265)"/></draw:enhanced-geometry></draw:custom-shape></text:span><text:span text:style-name="T15"><draw:connector draw:type="line" svg:x1="0.57292in" svg:y1="0.60347in" svg:x2="2.5625in" svg:y2="1.03055in" draw:z-index="251668480" draw:id="id14" draw:style-name="a23" draw:name="Straight Connector 14" text:anchor-type="paragraph"><svg:title/><svg:desc/></draw:connector></text:span><text:span text:style-name="T16"><draw:frame draw:style-name="a24" draw:name="Picture 12" text:anchor-type="as-char" svg:x="0in" svg:y="0in" svg:width="1.15625in" svg:height="1.16667in" style:rel-width="scale" style:rel-height="scale"><draw:image xlink:href="media/image1.png" xlink:type="simple" xlink:show="embed" xlink:actuate="onLoad"/><svg:title/><svg:desc/></draw:frame></text:span><text:tab/><text:tab/><text:tab/><text:span text:style-name="T17"><draw:frame draw:style-name="a25" draw:name="Picture 26" text:anchor-type="as-char" svg:x="0in" svg:y="0in" svg:width="0.22917in" svg:height="0.22917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18">Find Basket</text:p>
        </text:list-item>
      </text:list>
      <text:p text:style-name="Normal"><text:span text:style-name="T19"><draw:custom-shape svg:x="0in" svg:y="0.00903in" svg:width="0.44792in" svg:height="1.21875in" draw:z-index="251680768" draw:id="id15" draw:style-name="a26" draw:name="Curved Left Arrow 23" text:anchor-type="paragraph"><svg:title/><svg:desc/><draw:enhanced-geometry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 draw:mirror-horizont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4 - ?f3"/><draw:equation draw:name="f10" draw:formula="min(?f9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8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9 / ?f18"/><draw:equation draw:name="f24" draw:formula="$2"/><draw:equation draw:name="f25" draw:formula="?f10 * ?f24 / 100000"/><draw:equation draw:name="f26" draw:formula="?f17 + ?f14"/><draw:equation draw:name="f27" draw:formula="?f9 * ?f9"/><draw:equation draw:name="f28" draw:formula="?f25 * ?f25"/><draw:equation draw:name="f29" draw:formula="?f27 - ?f28"/><draw:equation draw:name="f30" draw:formula="sqrt(?f29)"/><draw:equation draw:name="f31" draw:formula="?f30 * ?f17 / ?f9"/><draw:equation draw:name="f32" draw:formula="?f17 + ?f31"/><draw:equation draw:name="f33" draw:formula="?f26 + ?f31"/><draw:equation draw:name="f34" draw:formula="?f15 - ?f14"/><draw:equation draw:name="f35" draw:formula="?f34 / 2"/><draw:equation draw:name="f36" draw:formula="?f32 - ?f35"/><draw:equation draw:name="f37" draw:formula="?f33 + ?f35"/><draw:equation draw:name="f38" draw:formula="?f15 / 2"/><draw:equation draw:name="f39" draw:formula="?f6 - ?f38"/><draw:equation draw:name="f40" draw:formula="?f3 + ?f25"/><draw:equation draw:name="f41" draw:formula="0 - ?f25"/><draw:equation draw:name="f42" draw:formula="0 - ?f31"/><draw:equation draw:name="f43" draw:formula="atan2(?f41, ?f42)"/><draw:equation draw:name="f44" draw:formula="0 - ?f43"/><draw:equation draw:name="f45" draw:formula="?f44 * ?f1 / ?f11"/><draw:equation draw:name="f46" draw:formula="?f45 - ?f2"/><draw:equation draw:name="f47" draw:formula="(?f17 + ?f26) / 2"/><draw:equation draw:name="f48" draw:formula="?f14 / 2"/><draw:equation draw:name="f49" draw:formula="0 - ?f23"/><draw:equation draw:name="f50" draw:formula="0 - ?f48"/><draw:equation draw:name="f51" draw:formula="atan2(?f49, ?f50)"/><draw:equation draw:name="f52" draw:formula="0 - ?f51"/><draw:equation draw:name="f53" draw:formula="?f52 * ?f1 / ?f11"/><draw:equation draw:name="f54" draw:formula="?f53 - ?f2"/><draw:equation draw:name="f55" draw:formula="?f54 - ?f46"/><draw:equation draw:name="f56" draw:formula="?f46 + ?f54"/><draw:equation draw:name="f57" draw:formula="0 - ?f54"/><draw:equation draw:name="f58" draw:formula="21550000 - ?f55"/><draw:equation draw:name="f59" draw:formula="if(?f58, ?f55, 21550000)"/><draw:equation draw:name="f60" draw:formula="-21550000 - ?f59"/><draw:equation draw:name="f61" draw:formula="if(?f60, -21550000, ?f59)"/><draw:equation draw:name="f62" draw:formula="?f46 + ?f61"/><draw:equation draw:name="f63" draw:formula="?f46 + ?f2"/><draw:equation draw:name="f64" draw:formula="?f63 * ?f11 / ?f1"/><draw:equation draw:name="f65" draw:formula="0 - ?f64"/><draw:equation draw:name="f66" draw:formula="cos(?f65)"/><draw:equation draw:name="f67" draw:formula="0 - ?f66"/><draw:equation draw:name="f68" draw:formula="?f67 * ?f9"/><draw:equation draw:name="f69" draw:formula="sin(?f65)"/><draw:equation draw:name="f70" draw:formula="0 - ?f69"/><draw:equation draw:name="f71" draw:formula="?f70 * ?f17"/><draw:equation draw:name="f72" draw:formula="sqrt(?f68 * ?f68 + ?f71 * ?f71 + 0 * 0)"/><draw:equation draw:name="f73" draw:formula="?f9 * ?f17 / ?f72"/><draw:equation draw:name="f74" draw:formula="?f70 * ?f73"/><draw:equation draw:name="f75" draw:formula="?f40 - ?f74"/><draw:equation draw:name="f76" draw:formula="?f67 * ?f73"/><draw:equation draw:name="f77" draw:formula="?f32 - ?f76"/><draw:equation draw:name="f78" draw:formula="?f75 - ?f9"/><draw:equation draw:name="f79" draw:formula="?f77 - ?f17"/><draw:equation draw:name="f80" draw:formula="?f75 + ?f9"/><draw:equation draw:name="f81" draw:formula="?f77 + ?f17"/><draw:equation draw:name="f82" draw:formula="?f62 + ?f2"/><draw:equation draw:name="f83" draw:formula="?f82 * ?f11 / ?f1"/><draw:equation draw:name="f84" draw:formula="0 - ?f83"/><draw:equation draw:name="f85" draw:formula="cos(?f84)"/><draw:equation draw:name="f86" draw:formula="0 - ?f85"/><draw:equation draw:name="f87" draw:formula="?f86 * ?f9"/><draw:equation draw:name="f88" draw:formula="sin(?f84)"/><draw:equation draw:name="f89" draw:formula="0 - ?f88"/><draw:equation draw:name="f90" draw:formula="?f89 * ?f17"/><draw:equation draw:name="f91" draw:formula="sqrt(?f87 * ?f87 + ?f90 * ?f90 + 0 * 0)"/><draw:equation draw:name="f92" draw:formula="?f9 * ?f17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40, ?f78)"/><draw:equation draw:name="f98" draw:formula="if(?f61, ?f32, ?f79)"/><draw:equation draw:name="f99" draw:formula="if(?f61, ?f40, ?f80)"/><draw:equation draw:name="f100" draw:formula="if(?f61, ?f32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6"/><draw:equation draw:name="f106" draw:formula="if(?f105, ?f56, 21550000)"/><draw:equation draw:name="f107" draw:formula="-21550000 - ?f106"/><draw:equation draw:name="f108" draw:formula="if(?f107, -21550000, ?f106)"/><draw:equation draw:name="f109" draw:formula="?f57 + ?f108"/><draw:equation draw:name="f110" draw:formula="?f57 + ?f2"/><draw:equation draw:name="f111" draw:formula="?f110 * ?f11 / ?f1"/><draw:equation draw:name="f112" draw:formula="0 - ?f111"/><draw:equation draw:name="f113" draw:formula="cos(?f112)"/><draw:equation draw:name="f114" draw:formula="0 - ?f113"/><draw:equation draw:name="f115" draw:formula="?f114 * ?f9"/><draw:equation draw:name="f116" draw:formula="sin(?f112)"/><draw:equation draw:name="f117" draw:formula="0 - ?f116"/><draw:equation draw:name="f118" draw:formula="?f117 * ?f17"/><draw:equation draw:name="f119" draw:formula="sqrt(?f115 * ?f115 + ?f118 * ?f118 + 0 * 0)"/><draw:equation draw:name="f120" draw:formula="?f9 * ?f17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9"/><draw:equation draw:name="f126" draw:formula="?f124 - ?f17"/><draw:equation draw:name="f127" draw:formula="?f122 + ?f9"/><draw:equation draw:name="f128" draw:formula="?f124 + ?f17"/><draw:equation draw:name="f129" draw:formula="?f109 + ?f2"/><draw:equation draw:name="f130" draw:formula="?f129 * ?f11 / ?f1"/><draw:equation draw:name="f131" draw:formula="0 - ?f130"/><draw:equation draw:name="f132" draw:formula="cos(?f131)"/><draw:equation draw:name="f133" draw:formula="0 - ?f132"/><draw:equation draw:name="f134" draw:formula="?f133 * ?f9"/><draw:equation draw:name="f135" draw:formula="sin(?f131)"/><draw:equation draw:name="f136" draw:formula="0 - ?f135"/><draw:equation draw:name="f137" draw:formula="?f136 * ?f17"/><draw:equation draw:name="f138" draw:formula="sqrt(?f134 * ?f134 + ?f137 * ?f137 + 0 * 0)"/><draw:equation draw:name="f139" draw:formula="?f9 * ?f17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-5400000"/><draw:equation draw:name="f153" draw:formula="if(?f152, -5400000, 21550000)"/><draw:equation draw:name="f154" draw:formula="-21550000 - ?f153"/><draw:equation draw:name="f155" draw:formula="if(?f154, -21550000, ?f153)"/><draw:equation draw:name="f156" draw:formula="0 + ?f155"/><draw:equation draw:name="f157" draw:formula="0 + ?f2"/><draw:equation draw:name="f158" draw:formula="?f157 * ?f11 / ?f1"/><draw:equation draw:name="f159" draw:formula="0 - ?f158"/><draw:equation draw:name="f160" draw:formula="cos(?f159)"/><draw:equation draw:name="f161" draw:formula="0 - ?f160"/><draw:equation draw:name="f162" draw:formula="?f161 * ?f9"/><draw:equation draw:name="f163" draw:formula="sin(?f159)"/><draw:equation draw:name="f164" draw:formula="0 - ?f163"/><draw:equation draw:name="f165" draw:formula="?f164 * ?f17"/><draw:equation draw:name="f166" draw:formula="sqrt(?f162 * ?f162 + ?f165 * ?f165 + 0 * 0)"/><draw:equation draw:name="f167" draw:formula="?f9 * ?f17 / ?f166"/><draw:equation draw:name="f168" draw:formula="?f164 * ?f167"/><draw:equation draw:name="f169" draw:formula="?f4 - ?f168"/><draw:equation draw:name="f170" draw:formula="?f161 * ?f167"/><draw:equation draw:name="f171" draw:formula="?f26 - ?f170"/><draw:equation draw:name="f172" draw:formula="?f169 - ?f9"/><draw:equation draw:name="f173" draw:formula="?f171 - ?f17"/><draw:equation draw:name="f174" draw:formula="?f169 + ?f9"/><draw:equation draw:name="f175" draw:formula="?f171 + ?f17"/><draw:equation draw:name="f176" draw:formula="?f156 + ?f2"/><draw:equation draw:name="f177" draw:formula="?f176 * ?f11 / ?f1"/><draw:equation draw:name="f178" draw:formula="0 - ?f177"/><draw:equation draw:name="f179" draw:formula="cos(?f178)"/><draw:equation draw:name="f180" draw:formula="0 - ?f179"/><draw:equation draw:name="f181" draw:formula="?f180 * ?f9"/><draw:equation draw:name="f182" draw:formula="sin(?f178)"/><draw:equation draw:name="f183" draw:formula="0 - ?f182"/><draw:equation draw:name="f184" draw:formula="?f183 * ?f17"/><draw:equation draw:name="f185" draw:formula="sqrt(?f181 * ?f181 + ?f184 * ?f184 + 0 * 0)"/><draw:equation draw:name="f186" draw:formula="?f9 * ?f17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4, ?f172)"/><draw:equation draw:name="f192" draw:formula="if(?f155, ?f26, ?f173)"/><draw:equation draw:name="f193" draw:formula="if(?f155, ?f4, ?f174)"/><draw:equation draw:name="f194" draw:formula="if(?f155, ?f26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?f2"/><draw:equation draw:name="f200" draw:formula="if(?f199, ?f2, 21550000)"/><draw:equation draw:name="f201" draw:formula="-21550000 - ?f200"/><draw:equation draw:name="f202" draw:formula="if(?f201, -21550000, ?f200)"/><draw:equation draw:name="f203" draw:formula="?f0 + ?f202"/><draw:equation draw:name="f204" draw:formula="?f0 + ?f2"/><draw:equation draw:name="f205" draw:formula="?f204 * ?f11 / ?f1"/><draw:equation draw:name="f206" draw:formula="0 - ?f205"/><draw:equation draw:name="f207" draw:formula="cos(?f206)"/><draw:equation draw:name="f208" draw:formula="0 - ?f207"/><draw:equation draw:name="f209" draw:formula="?f208 * ?f9"/><draw:equation draw:name="f210" draw:formula="sin(?f206)"/><draw:equation draw:name="f211" draw:formula="0 - ?f210"/><draw:equation draw:name="f212" draw:formula="?f211 * ?f17"/><draw:equation draw:name="f213" draw:formula="sqrt(?f209 * ?f209 + ?f212 * ?f212 + 0 * 0)"/><draw:equation draw:name="f214" draw:formula="?f9 * ?f17 / ?f213"/><draw:equation draw:name="f215" draw:formula="?f211 * ?f214"/><draw:equation draw:name="f216" draw:formula="?f3 - ?f215"/><draw:equation draw:name="f217" draw:formula="?f208 * ?f214"/><draw:equation draw:name="f218" draw:formula="?f5 - ?f217"/><draw:equation draw:name="f219" draw:formula="?f216 - ?f9"/><draw:equation draw:name="f220" draw:formula="?f218 - ?f17"/><draw:equation draw:name="f221" draw:formula="?f216 + ?f9"/><draw:equation draw:name="f222" draw:formula="?f218 + ?f17"/><draw:equation draw:name="f223" draw:formula="?f203 + ?f2"/><draw:equation draw:name="f224" draw:formula="?f223 * ?f11 / ?f1"/><draw:equation draw:name="f225" draw:formula="0 - ?f224"/><draw:equation draw:name="f226" draw:formula="cos(?f225)"/><draw:equation draw:name="f227" draw:formula="0 - ?f226"/><draw:equation draw:name="f228" draw:formula="?f227 * ?f9"/><draw:equation draw:name="f229" draw:formula="sin(?f225)"/><draw:equation draw:name="f230" draw:formula="0 - ?f229"/><draw:equation draw:name="f231" draw:formula="?f230 * ?f17"/><draw:equation draw:name="f232" draw:formula="sqrt(?f228 * ?f228 + ?f231 * ?f231 + 0 * 0)"/><draw:equation draw:name="f233" draw:formula="?f9 * ?f17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3, ?f219)"/><draw:equation draw:name="f239" draw:formula="if(?f202, ?f5, ?f220)"/><draw:equation draw:name="f240" draw:formula="if(?f202, ?f3, ?f221)"/><draw:equation draw:name="f241" draw:formula="if(?f202, ?f5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21550000 - ?f46"/><draw:equation draw:name="f247" draw:formula="if(?f246, ?f46, 21550000)"/><draw:equation draw:name="f248" draw:formula="-21550000 - ?f247"/><draw:equation draw:name="f249" draw:formula="if(?f248, -21550000, ?f247)"/><draw:equation draw:name="f250" draw:formula="0 + ?f249"/><draw:equation draw:name="f251" draw:formula="?f250 + ?f2"/><draw:equation draw:name="f252" draw:formula="?f251 * ?f11 / ?f1"/><draw:equation draw:name="f253" draw:formula="0 - ?f252"/><draw:equation draw:name="f254" draw:formula="cos(?f253)"/><draw:equation draw:name="f255" draw:formula="0 - ?f254"/><draw:equation draw:name="f256" draw:formula="?f255 * ?f9"/><draw:equation draw:name="f257" draw:formula="sin(?f253)"/><draw:equation draw:name="f258" draw:formula="0 - ?f257"/><draw:equation draw:name="f259" draw:formula="?f258 * ?f17"/><draw:equation draw:name="f260" draw:formula="sqrt(?f256 * ?f256 + ?f259 * ?f259 + 0 * 0)"/><draw:equation draw:name="f261" draw:formula="?f9 * ?f17 / ?f260"/><draw:equation draw:name="f262" draw:formula="?f258 * ?f261"/><draw:equation draw:name="f263" draw:formula="?f169 + ?f262"/><draw:equation draw:name="f264" draw:formula="?f255 * ?f261"/><draw:equation draw:name="f265" draw:formula="?f171 + ?f264"/><draw:equation draw:name="f266" draw:formula="if(?f249, ?f4, ?f172)"/><draw:equation draw:name="f267" draw:formula="if(?f249, ?f26, ?f173)"/><draw:equation draw:name="f268" draw:formula="if(?f249, ?f4, ?f174)"/><draw:equation draw:name="f269" draw:formula="if(?f249, ?f26, ?f175)"/><draw:equation draw:name="f270" draw:formula="if(?f249, ?f172, ?f263)"/><draw:equation draw:name="f271" draw:formula="if(?f249, ?f173, ?f265)"/><draw:equation draw:name="f272" draw:formula="if(?f249, ?f174, ?f263)"/><draw:equation draw:name="f273" draw:formula="if(?f249, ?f175, ?f265)"/></draw:enhanced-geometry></draw:custom-shape></text:span><text:span text:style-name="T20"><text:s text:c="8"/></text:span><text:span text:style-name="T21"><draw:frame draw:style-name="a27" draw:name="Picture 18" text:anchor-type="as-char" svg:x="0in" svg:y="0in" svg:width="1.15625in" svg:height="1.16667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22">Approach Throw</text:p>
        </text:list-item>
      </text:list>
      <text:p text:style-name="Normal"><text:span text:style-name="T23"><draw:custom-shape svg:width="3.45417in" svg:height="0.54444in" draw:z-index="251687936" draw:id="id16" draw:style-name="a28" draw:transform="translate(-1.72708in -0.27222in) rotate(-6.22466) translate(3.12639in 0.46319in)" draw:name="Curved Down Arrow 35" text:anchor-type="paragraph"><svg:title/><svg:desc/><draw:enhanced-geometry draw:path-stretchpoint-x="21600" draw:path-stretchpoint-y="21600" draw:type="non-primitive" svg:viewBox="0 0 21600 21600" draw:enhanced-path="S M ?f38 ?f6 L ?f35 ?f39 ?f31 ?f39 A ?f99 ?f100 ?f101 ?f102 ?f31 ?f39 ?f96 ?f98  W ?f103 ?f104 ?f105 ?f106 ?f31 ?f39 ?f96 ?f98 L ?f25 ?f5 A ?f146 ?f147 ?f148 ?f149 ?f25 ?f5 ?f143 ?f145  W ?f150 ?f151 ?f152 ?f153 ?f25 ?f5 ?f143 ?f145 L ?f36 ?f39 Z N S M ?f48 ?f47 A ?f193 ?f194 ?f195 ?f196 ?f48 ?f47 ?f190 ?f192  W ?f197 ?f198 ?f199 ?f200 ?f48 ?f47 ?f190 ?f192 L ?f3 ?f6 A ?f240 ?f241 ?f242 ?f243 ?f3 ?f6 ?f237 ?f239  W ?f244 ?f245 ?f246 ?f247 ?f3 ?f6 ?f237 ?f239 Z N F M ?f48 ?f47 A ?f193 ?f194 ?f195 ?f196 ?f48 ?f47 ?f190 ?f192  W ?f197 ?f198 ?f199 ?f200 ?f48 ?f47 ?f190 ?f192 L ?f3 ?f6 A ?f268 ?f269 ?f270 ?f271 ?f3 ?f6 ?f265 ?f267  W ?f272 ?f273 ?f274 ?f275 ?f3 ?f6 ?f265 ?f267 L ?f25 ?f5 A ?f146 ?f147 ?f148 ?f149 ?f25 ?f5 ?f143 ?f145  W ?f150 ?f151 ?f152 ?f153 ?f25 ?f5 ?f143 ?f145 L ?f36 ?f39 ?f38 ?f6 ?f35 ?f39 ?f31 ?f39 A ?f99 ?f100 ?f101 ?f102 ?f31 ?f39 ?f96 ?f98  W ?f103 ?f104 ?f105 ?f106 ?f31 ?f39 ?f96 ?f98 N" draw:text-areas="?f3 ?f5 ?f4 ?f6" draw:glue-points="?f48 ?f5 ?f49 ?f6 ?f35 ?f39 ?f38 ?f6 ?f36 ?f39" draw:glue-point-leaving-directions="-360, -180, -180, -180, -90" draw:modifiers="25000 50000 25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min(?f8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9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7 / ?f18"/><draw:equation draw:name="f24" draw:formula="?f10 * $2 / 100000"/><draw:equation draw:name="f25" draw:formula="?f17 + ?f14"/><draw:equation draw:name="f26" draw:formula="?f7 * ?f7"/><draw:equation draw:name="f27" draw:formula="?f24 * ?f24"/><draw:equation draw:name="f28" draw:formula="?f26 - ?f27"/><draw:equation draw:name="f29" draw:formula="sqrt(?f28)"/><draw:equation draw:name="f30" draw:formula="?f29 * ?f17 / ?f7"/><draw:equation draw:name="f31" draw:formula="?f17 + ?f30"/><draw:equation draw:name="f32" draw:formula="?f25 + ?f30"/><draw:equation draw:name="f33" draw:formula="?f15 - ?f14"/><draw:equation draw:name="f34" draw:formula="?f33 / 2"/><draw:equation draw:name="f35" draw:formula="?f31 - ?f34"/><draw:equation draw:name="f36" draw:formula="?f32 + ?f34"/><draw:equation draw:name="f37" draw:formula="?f15 / 2"/><draw:equation draw:name="f38" draw:formula="?f4 - ?f37"/><draw:equation draw:name="f39" draw:formula="?f6 - ?f24"/><draw:equation draw:name="f40" draw:formula="0 - ?f24"/><draw:equation draw:name="f41" draw:formula="0 - ?f30"/><draw:equation draw:name="f42" draw:formula="atan2(?f40, ?f41)"/><draw:equation draw:name="f43" draw:formula="0 - ?f42"/><draw:equation draw:name="f44" draw:formula="?f43 * ?f1 / ?f11"/><draw:equation draw:name="f45" draw:formula="?f44 - ?f2"/><draw:equation draw:name="f46" draw:formula="0 - ?f45"/><draw:equation draw:name="f47" draw:formula="?f6 - ?f23"/><draw:equation draw:name="f48" draw:formula="(?f17 + ?f25) / 2"/><draw:equation draw:name="f49" draw:formula="?f14 / 2"/><draw:equation draw:name="f50" draw:formula="0 - ?f23"/><draw:equation draw:name="f51" draw:formula="0 - ?f49"/><draw:equation draw:name="f52" draw:formula="atan2(?f50, ?f51)"/><draw:equation draw:name="f53" draw:formula="0 - ?f52"/><draw:equation draw:name="f54" draw:formula="?f53 * ?f1 / ?f11"/><draw:equation draw:name="f55" draw:formula="?f54 - ?f2"/><draw:equation draw:name="f56" draw:formula="?f0 + ?f45"/><draw:equation draw:name="f57" draw:formula="?f0 - ?f55"/><draw:equation draw:name="f58" draw:formula="?f55 - ?f2"/><draw:equation draw:name="f59" draw:formula="?f2 + ?f55"/><draw:equation draw:name="f60" draw:formula="21550000 - ?f46"/><draw:equation draw:name="f61" draw:formula="if(?f60, ?f46, 21550000)"/><draw:equation draw:name="f62" draw:formula="-21550000 - ?f61"/><draw:equation draw:name="f63" draw:formula="if(?f62, -21550000, ?f61)"/><draw:equation draw:name="f64" draw:formula="?f56 + ?f63"/><draw:equation draw:name="f65" draw:formula="?f56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7"/><draw:equation draw:name="f71" draw:formula="sin(?f67)"/><draw:equation draw:name="f72" draw:formula="0 - ?f71"/><draw:equation draw:name="f73" draw:formula="?f72 * ?f7"/><draw:equation draw:name="f74" draw:formula="sqrt(?f70 * ?f70 + ?f73 * ?f73 + 0 * 0)"/><draw:equation draw:name="f75" draw:formula="?f17 * ?f7 / ?f74"/><draw:equation draw:name="f76" draw:formula="?f72 * ?f75"/><draw:equation draw:name="f77" draw:formula="?f31 - ?f76"/><draw:equation draw:name="f78" draw:formula="?f69 * ?f75"/><draw:equation draw:name="f79" draw:formula="?f39 - ?f78"/><draw:equation draw:name="f80" draw:formula="?f77 - ?f17"/><draw:equation draw:name="f81" draw:formula="?f79 - ?f7"/><draw:equation draw:name="f82" draw:formula="?f77 + ?f17"/><draw:equation draw:name="f83" draw:formula="?f79 + ?f7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7"/><draw:equation draw:name="f90" draw:formula="sin(?f86)"/><draw:equation draw:name="f91" draw:formula="0 - ?f90"/><draw:equation draw:name="f92" draw:formula="?f91 * ?f7"/><draw:equation draw:name="f93" draw:formula="sqrt(?f89 * ?f89 + ?f92 * ?f92 + 0 * 0)"/><draw:equation draw:name="f94" draw:formula="?f17 * ?f7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63, ?f31, ?f80)"/><draw:equation draw:name="f100" draw:formula="if(?f63, ?f39, ?f81)"/><draw:equation draw:name="f101" draw:formula="if(?f63, ?f31, ?f82)"/><draw:equation draw:name="f102" draw:formula="if(?f63, ?f39, ?f83)"/><draw:equation draw:name="f103" draw:formula="if(?f63, ?f80, ?f96)"/><draw:equation draw:name="f104" draw:formula="if(?f63, ?f81, ?f98)"/><draw:equation draw:name="f105" draw:formula="if(?f63, ?f82, ?f96)"/><draw:equation draw:name="f106" draw:formula="if(?f63, ?f83, ?f98)"/><draw:equation draw:name="f107" draw:formula="21550000 - ?f45"/><draw:equation draw:name="f108" draw:formula="if(?f107, ?f45, 21550000)"/><draw:equation draw:name="f109" draw:formula="-21550000 - ?f108"/><draw:equation draw:name="f110" draw:formula="if(?f109, -21550000, ?f108)"/><draw:equation draw:name="f111" draw:formula="?f0 + ?f110"/><draw:equation draw:name="f112" draw:formula="?f0 + ?f2"/><draw:equation draw:name="f113" draw:formula="?f112 * ?f11 / ?f1"/><draw:equation draw:name="f114" draw:formula="0 - ?f113"/><draw:equation draw:name="f115" draw:formula="cos(?f114)"/><draw:equation draw:name="f116" draw:formula="0 - ?f115"/><draw:equation draw:name="f117" draw:formula="?f116 * ?f17"/><draw:equation draw:name="f118" draw:formula="sin(?f114)"/><draw:equation draw:name="f119" draw:formula="0 - ?f118"/><draw:equation draw:name="f120" draw:formula="?f119 * ?f7"/><draw:equation draw:name="f121" draw:formula="sqrt(?f117 * ?f117 + ?f120 * ?f120 + 0 * 0)"/><draw:equation draw:name="f122" draw:formula="?f17 * ?f7 / ?f121"/><draw:equation draw:name="f123" draw:formula="?f119 * ?f122"/><draw:equation draw:name="f124" draw:formula="?f25 - ?f123"/><draw:equation draw:name="f125" draw:formula="?f116 * ?f122"/><draw:equation draw:name="f126" draw:formula="?f5 - ?f125"/><draw:equation draw:name="f127" draw:formula="?f124 - ?f17"/><draw:equation draw:name="f128" draw:formula="?f126 - ?f7"/><draw:equation draw:name="f129" draw:formula="?f124 + ?f17"/><draw:equation draw:name="f130" draw:formula="?f126 + ?f7"/><draw:equation draw:name="f131" draw:formula="?f111 + ?f2"/><draw:equation draw:name="f132" draw:formula="?f131 * ?f11 / ?f1"/><draw:equation draw:name="f133" draw:formula="0 - ?f132"/><draw:equation draw:name="f134" draw:formula="cos(?f133)"/><draw:equation draw:name="f135" draw:formula="0 - ?f134"/><draw:equation draw:name="f136" draw:formula="?f135 * ?f17"/><draw:equation draw:name="f137" draw:formula="sin(?f133)"/><draw:equation draw:name="f138" draw:formula="0 - ?f137"/><draw:equation draw:name="f139" draw:formula="?f138 * ?f7"/><draw:equation draw:name="f140" draw:formula="sqrt(?f136 * ?f136 + ?f139 * ?f139 + 0 * 0)"/><draw:equation draw:name="f141" draw:formula="?f17 * ?f7 / ?f140"/><draw:equation draw:name="f142" draw:formula="?f138 * ?f141"/><draw:equation draw:name="f143" draw:formula="?f124 + ?f142"/><draw:equation draw:name="f144" draw:formula="?f135 * ?f141"/><draw:equation draw:name="f145" draw:formula="?f126 + ?f144"/><draw:equation draw:name="f146" draw:formula="if(?f110, ?f25, ?f127)"/><draw:equation draw:name="f147" draw:formula="if(?f110, ?f5, ?f128)"/><draw:equation draw:name="f148" draw:formula="if(?f110, ?f25, ?f129)"/><draw:equation draw:name="f149" draw:formula="if(?f110, ?f5, ?f130)"/><draw:equation draw:name="f150" draw:formula="if(?f110, ?f127, ?f143)"/><draw:equation draw:name="f151" draw:formula="if(?f110, ?f128, ?f145)"/><draw:equation draw:name="f152" draw:formula="if(?f110, ?f129, ?f143)"/><draw:equation draw:name="f153" draw:formula="if(?f110, ?f130, ?f145)"/><draw:equation draw:name="f154" draw:formula="21550000 - ?f58"/><draw:equation draw:name="f155" draw:formula="if(?f154, ?f58, 21550000)"/><draw:equation draw:name="f156" draw:formula="-21550000 - ?f155"/><draw:equation draw:name="f157" draw:formula="if(?f156, -21550000, ?f155)"/><draw:equation draw:name="f158" draw:formula="?f57 + ?f157"/><draw:equation draw:name="f159" draw:formula="?f57 + ?f2"/><draw:equation draw:name="f160" draw:formula="?f159 * ?f11 / ?f1"/><draw:equation draw:name="f161" draw:formula="0 - ?f160"/><draw:equation draw:name="f162" draw:formula="cos(?f161)"/><draw:equation draw:name="f163" draw:formula="0 - ?f162"/><draw:equation draw:name="f164" draw:formula="?f163 * ?f17"/><draw:equation draw:name="f165" draw:formula="sin(?f161)"/><draw:equation draw:name="f166" draw:formula="0 - ?f165"/><draw:equation draw:name="f167" draw:formula="?f166 * ?f7"/><draw:equation draw:name="f168" draw:formula="sqrt(?f164 * ?f164 + ?f167 * ?f167 + 0 * 0)"/><draw:equation draw:name="f169" draw:formula="?f17 * ?f7 / ?f168"/><draw:equation draw:name="f170" draw:formula="?f166 * ?f169"/><draw:equation draw:name="f171" draw:formula="?f48 - ?f170"/><draw:equation draw:name="f172" draw:formula="?f163 * ?f169"/><draw:equation draw:name="f173" draw:formula="?f47 - ?f172"/><draw:equation draw:name="f174" draw:formula="?f171 - ?f17"/><draw:equation draw:name="f175" draw:formula="?f173 - ?f7"/><draw:equation draw:name="f176" draw:formula="?f171 + ?f17"/><draw:equation draw:name="f177" draw:formula="?f173 + ?f7"/><draw:equation draw:name="f178" draw:formula="?f158 + ?f2"/><draw:equation draw:name="f179" draw:formula="?f178 * ?f11 / ?f1"/><draw:equation draw:name="f180" draw:formula="0 - ?f179"/><draw:equation draw:name="f181" draw:formula="cos(?f180)"/><draw:equation draw:name="f182" draw:formula="0 - ?f181"/><draw:equation draw:name="f183" draw:formula="?f182 * ?f17"/><draw:equation draw:name="f184" draw:formula="sin(?f180)"/><draw:equation draw:name="f185" draw:formula="0 - ?f184"/><draw:equation draw:name="f186" draw:formula="?f185 * ?f7"/><draw:equation draw:name="f187" draw:formula="sqrt(?f183 * ?f183 + ?f186 * ?f186 + 0 * 0)"/><draw:equation draw:name="f188" draw:formula="?f17 * ?f7 / ?f187"/><draw:equation draw:name="f189" draw:formula="?f185 * ?f188"/><draw:equation draw:name="f190" draw:formula="?f171 + ?f189"/><draw:equation draw:name="f191" draw:formula="?f182 * ?f188"/><draw:equation draw:name="f192" draw:formula="?f173 + ?f191"/><draw:equation draw:name="f193" draw:formula="if(?f157, ?f48, ?f174)"/><draw:equation draw:name="f194" draw:formula="if(?f157, ?f47, ?f175)"/><draw:equation draw:name="f195" draw:formula="if(?f157, ?f48, ?f176)"/><draw:equation draw:name="f196" draw:formula="if(?f157, ?f47, ?f177)"/><draw:equation draw:name="f197" draw:formula="if(?f157, ?f174, ?f190)"/><draw:equation draw:name="f198" draw:formula="if(?f157, ?f175, ?f192)"/><draw:equation draw:name="f199" draw:formula="if(?f157, ?f176, ?f190)"/><draw:equation draw:name="f200" draw:formula="if(?f157, ?f177, ?f192)"/><draw:equation draw:name="f201" draw:formula="21550000 - ?f59"/><draw:equation draw:name="f202" draw:formula="if(?f201, ?f59, 21550000)"/><draw:equation draw:name="f203" draw:formula="-21550000 - ?f202"/><draw:equation draw:name="f204" draw:formula="if(?f203, -21550000, ?f202)"/><draw:equation draw:name="f205" draw:formula="?f1 + ?f204"/><draw:equation draw:name="f206" draw:formula="?f1 + ?f2"/><draw:equation draw:name="f207" draw:formula="?f206 * ?f11 / ?f1"/><draw:equation draw:name="f208" draw:formula="0 - ?f207"/><draw:equation draw:name="f209" draw:formula="cos(?f208)"/><draw:equation draw:name="f210" draw:formula="0 - ?f209"/><draw:equation draw:name="f211" draw:formula="?f210 * ?f17"/><draw:equation draw:name="f212" draw:formula="sin(?f208)"/><draw:equation draw:name="f213" draw:formula="0 - ?f212"/><draw:equation draw:name="f214" draw:formula="?f213 * ?f7"/><draw:equation draw:name="f215" draw:formula="sqrt(?f211 * ?f211 + ?f214 * ?f214 + 0 * 0)"/><draw:equation draw:name="f216" draw:formula="?f17 * ?f7 / ?f215"/><draw:equation draw:name="f217" draw:formula="?f213 * ?f216"/><draw:equation draw:name="f218" draw:formula="?f3 - ?f217"/><draw:equation draw:name="f219" draw:formula="?f210 * ?f216"/><draw:equation draw:name="f220" draw:formula="?f6 - ?f219"/><draw:equation draw:name="f221" draw:formula="?f218 - ?f17"/><draw:equation draw:name="f222" draw:formula="?f220 - ?f7"/><draw:equation draw:name="f223" draw:formula="?f218 + ?f17"/><draw:equation draw:name="f224" draw:formula="?f220 + ?f7"/><draw:equation draw:name="f225" draw:formula="?f205 + ?f2"/><draw:equation draw:name="f226" draw:formula="?f225 * ?f11 / ?f1"/><draw:equation draw:name="f227" draw:formula="0 - ?f226"/><draw:equation draw:name="f228" draw:formula="cos(?f227)"/><draw:equation draw:name="f229" draw:formula="0 - ?f228"/><draw:equation draw:name="f230" draw:formula="?f229 * ?f17"/><draw:equation draw:name="f231" draw:formula="sin(?f227)"/><draw:equation draw:name="f232" draw:formula="0 - ?f231"/><draw:equation draw:name="f233" draw:formula="?f232 * ?f7"/><draw:equation draw:name="f234" draw:formula="sqrt(?f230 * ?f230 + ?f233 * ?f233 + 0 * 0)"/><draw:equation draw:name="f235" draw:formula="?f17 * ?f7 / ?f234"/><draw:equation draw:name="f236" draw:formula="?f232 * ?f235"/><draw:equation draw:name="f237" draw:formula="?f218 + ?f236"/><draw:equation draw:name="f238" draw:formula="?f229 * ?f235"/><draw:equation draw:name="f239" draw:formula="?f220 + ?f238"/><draw:equation draw:name="f240" draw:formula="if(?f204, ?f3, ?f221)"/><draw:equation draw:name="f241" draw:formula="if(?f204, ?f6, ?f222)"/><draw:equation draw:name="f242" draw:formula="if(?f204, ?f3, ?f223)"/><draw:equation draw:name="f243" draw:formula="if(?f204, ?f6, ?f224)"/><draw:equation draw:name="f244" draw:formula="if(?f204, ?f221, ?f237)"/><draw:equation draw:name="f245" draw:formula="if(?f204, ?f222, ?f239)"/><draw:equation draw:name="f246" draw:formula="if(?f204, ?f223, ?f237)"/><draw:equation draw:name="f247" draw:formula="if(?f204, ?f224, ?f239)"/><draw:equation draw:name="f248" draw:formula="21550000 - ?f2"/><draw:equation draw:name="f249" draw:formula="if(?f248, ?f2, 21550000)"/><draw:equation draw:name="f250" draw:formula="-21550000 - ?f249"/><draw:equation draw:name="f251" draw:formula="if(?f250, -21550000, ?f249)"/><draw:equation draw:name="f252" draw:formula="?f1 + ?f251"/><draw:equation draw:name="f253" draw:formula="?f252 + ?f2"/><draw:equation draw:name="f254" draw:formula="?f253 * ?f11 / ?f1"/><draw:equation draw:name="f255" draw:formula="0 - ?f254"/><draw:equation draw:name="f256" draw:formula="cos(?f255)"/><draw:equation draw:name="f257" draw:formula="0 - ?f256"/><draw:equation draw:name="f258" draw:formula="?f257 * ?f17"/><draw:equation draw:name="f259" draw:formula="sin(?f255)"/><draw:equation draw:name="f260" draw:formula="0 - ?f259"/><draw:equation draw:name="f261" draw:formula="?f260 * ?f7"/><draw:equation draw:name="f262" draw:formula="sqrt(?f258 * ?f258 + ?f261 * ?f261 + 0 * 0)"/><draw:equation draw:name="f263" draw:formula="?f17 * ?f7 / ?f262"/><draw:equation draw:name="f264" draw:formula="?f260 * ?f263"/><draw:equation draw:name="f265" draw:formula="?f218 + ?f264"/><draw:equation draw:name="f266" draw:formula="?f257 * ?f263"/><draw:equation draw:name="f267" draw:formula="?f220 + ?f266"/><draw:equation draw:name="f268" draw:formula="if(?f251, ?f3, ?f221)"/><draw:equation draw:name="f269" draw:formula="if(?f251, ?f6, ?f222)"/><draw:equation draw:name="f270" draw:formula="if(?f251, ?f3, ?f223)"/><draw:equation draw:name="f271" draw:formula="if(?f251, ?f6, ?f224)"/><draw:equation draw:name="f272" draw:formula="if(?f251, ?f221, ?f265)"/><draw:equation draw:name="f273" draw:formula="if(?f251, ?f222, ?f267)"/><draw:equation draw:name="f274" draw:formula="if(?f251, ?f223, ?f265)"/><draw:equation draw:name="f275" draw:formula="if(?f251, ?f224, ?f267)"/></draw:enhanced-geometry></draw:custom-shape></text:span><draw:custom-shape svg:x="0.72917in" svg:y="0.66458in" svg:width="0.22917in" svg:height="0.38542in" draw:z-index="251684864" draw:id="id17" draw:style-name="a29" draw:name="Curved Left Arrow 33" text:anchor-type="paragraph"><svg:title/><svg:desc/><draw:enhanced-geometry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4 - ?f3"/><draw:equation draw:name="f10" draw:formula="min(?f9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8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9 / ?f18"/><draw:equation draw:name="f24" draw:formula="$2"/><draw:equation draw:name="f25" draw:formula="?f10 * ?f24 / 100000"/><draw:equation draw:name="f26" draw:formula="?f17 + ?f14"/><draw:equation draw:name="f27" draw:formula="?f9 * ?f9"/><draw:equation draw:name="f28" draw:formula="?f25 * ?f25"/><draw:equation draw:name="f29" draw:formula="?f27 - ?f28"/><draw:equation draw:name="f30" draw:formula="sqrt(?f29)"/><draw:equation draw:name="f31" draw:formula="?f30 * ?f17 / ?f9"/><draw:equation draw:name="f32" draw:formula="?f17 + ?f31"/><draw:equation draw:name="f33" draw:formula="?f26 + ?f31"/><draw:equation draw:name="f34" draw:formula="?f15 - ?f14"/><draw:equation draw:name="f35" draw:formula="?f34 / 2"/><draw:equation draw:name="f36" draw:formula="?f32 - ?f35"/><draw:equation draw:name="f37" draw:formula="?f33 + ?f35"/><draw:equation draw:name="f38" draw:formula="?f15 / 2"/><draw:equation draw:name="f39" draw:formula="?f6 - ?f38"/><draw:equation draw:name="f40" draw:formula="?f3 + ?f25"/><draw:equation draw:name="f41" draw:formula="0 - ?f25"/><draw:equation draw:name="f42" draw:formula="0 - ?f31"/><draw:equation draw:name="f43" draw:formula="atan2(?f41, ?f42)"/><draw:equation draw:name="f44" draw:formula="0 - ?f43"/><draw:equation draw:name="f45" draw:formula="?f44 * ?f1 / ?f11"/><draw:equation draw:name="f46" draw:formula="?f45 - ?f2"/><draw:equation draw:name="f47" draw:formula="(?f17 + ?f26) / 2"/><draw:equation draw:name="f48" draw:formula="?f14 / 2"/><draw:equation draw:name="f49" draw:formula="0 - ?f23"/><draw:equation draw:name="f50" draw:formula="0 - ?f48"/><draw:equation draw:name="f51" draw:formula="atan2(?f49, ?f50)"/><draw:equation draw:name="f52" draw:formula="0 - ?f51"/><draw:equation draw:name="f53" draw:formula="?f52 * ?f1 / ?f11"/><draw:equation draw:name="f54" draw:formula="?f53 - ?f2"/><draw:equation draw:name="f55" draw:formula="?f54 - ?f46"/><draw:equation draw:name="f56" draw:formula="?f46 + ?f54"/><draw:equation draw:name="f57" draw:formula="0 - ?f54"/><draw:equation draw:name="f58" draw:formula="21550000 - ?f55"/><draw:equation draw:name="f59" draw:formula="if(?f58, ?f55, 21550000)"/><draw:equation draw:name="f60" draw:formula="-21550000 - ?f59"/><draw:equation draw:name="f61" draw:formula="if(?f60, -21550000, ?f59)"/><draw:equation draw:name="f62" draw:formula="?f46 + ?f61"/><draw:equation draw:name="f63" draw:formula="?f46 + ?f2"/><draw:equation draw:name="f64" draw:formula="?f63 * ?f11 / ?f1"/><draw:equation draw:name="f65" draw:formula="0 - ?f64"/><draw:equation draw:name="f66" draw:formula="cos(?f65)"/><draw:equation draw:name="f67" draw:formula="0 - ?f66"/><draw:equation draw:name="f68" draw:formula="?f67 * ?f9"/><draw:equation draw:name="f69" draw:formula="sin(?f65)"/><draw:equation draw:name="f70" draw:formula="0 - ?f69"/><draw:equation draw:name="f71" draw:formula="?f70 * ?f17"/><draw:equation draw:name="f72" draw:formula="sqrt(?f68 * ?f68 + ?f71 * ?f71 + 0 * 0)"/><draw:equation draw:name="f73" draw:formula="?f9 * ?f17 / ?f72"/><draw:equation draw:name="f74" draw:formula="?f70 * ?f73"/><draw:equation draw:name="f75" draw:formula="?f40 - ?f74"/><draw:equation draw:name="f76" draw:formula="?f67 * ?f73"/><draw:equation draw:name="f77" draw:formula="?f32 - ?f76"/><draw:equation draw:name="f78" draw:formula="?f75 - ?f9"/><draw:equation draw:name="f79" draw:formula="?f77 - ?f17"/><draw:equation draw:name="f80" draw:formula="?f75 + ?f9"/><draw:equation draw:name="f81" draw:formula="?f77 + ?f17"/><draw:equation draw:name="f82" draw:formula="?f62 + ?f2"/><draw:equation draw:name="f83" draw:formula="?f82 * ?f11 / ?f1"/><draw:equation draw:name="f84" draw:formula="0 - ?f83"/><draw:equation draw:name="f85" draw:formula="cos(?f84)"/><draw:equation draw:name="f86" draw:formula="0 - ?f85"/><draw:equation draw:name="f87" draw:formula="?f86 * ?f9"/><draw:equation draw:name="f88" draw:formula="sin(?f84)"/><draw:equation draw:name="f89" draw:formula="0 - ?f88"/><draw:equation draw:name="f90" draw:formula="?f89 * ?f17"/><draw:equation draw:name="f91" draw:formula="sqrt(?f87 * ?f87 + ?f90 * ?f90 + 0 * 0)"/><draw:equation draw:name="f92" draw:formula="?f9 * ?f17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40, ?f78)"/><draw:equation draw:name="f98" draw:formula="if(?f61, ?f32, ?f79)"/><draw:equation draw:name="f99" draw:formula="if(?f61, ?f40, ?f80)"/><draw:equation draw:name="f100" draw:formula="if(?f61, ?f32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6"/><draw:equation draw:name="f106" draw:formula="if(?f105, ?f56, 21550000)"/><draw:equation draw:name="f107" draw:formula="-21550000 - ?f106"/><draw:equation draw:name="f108" draw:formula="if(?f107, -21550000, ?f106)"/><draw:equation draw:name="f109" draw:formula="?f57 + ?f108"/><draw:equation draw:name="f110" draw:formula="?f57 + ?f2"/><draw:equation draw:name="f111" draw:formula="?f110 * ?f11 / ?f1"/><draw:equation draw:name="f112" draw:formula="0 - ?f111"/><draw:equation draw:name="f113" draw:formula="cos(?f112)"/><draw:equation draw:name="f114" draw:formula="0 - ?f113"/><draw:equation draw:name="f115" draw:formula="?f114 * ?f9"/><draw:equation draw:name="f116" draw:formula="sin(?f112)"/><draw:equation draw:name="f117" draw:formula="0 - ?f116"/><draw:equation draw:name="f118" draw:formula="?f117 * ?f17"/><draw:equation draw:name="f119" draw:formula="sqrt(?f115 * ?f115 + ?f118 * ?f118 + 0 * 0)"/><draw:equation draw:name="f120" draw:formula="?f9 * ?f17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9"/><draw:equation draw:name="f126" draw:formula="?f124 - ?f17"/><draw:equation draw:name="f127" draw:formula="?f122 + ?f9"/><draw:equation draw:name="f128" draw:formula="?f124 + ?f17"/><draw:equation draw:name="f129" draw:formula="?f109 + ?f2"/><draw:equation draw:name="f130" draw:formula="?f129 * ?f11 / ?f1"/><draw:equation draw:name="f131" draw:formula="0 - ?f130"/><draw:equation draw:name="f132" draw:formula="cos(?f131)"/><draw:equation draw:name="f133" draw:formula="0 - ?f132"/><draw:equation draw:name="f134" draw:formula="?f133 * ?f9"/><draw:equation draw:name="f135" draw:formula="sin(?f131)"/><draw:equation draw:name="f136" draw:formula="0 - ?f135"/><draw:equation draw:name="f137" draw:formula="?f136 * ?f17"/><draw:equation draw:name="f138" draw:formula="sqrt(?f134 * ?f134 + ?f137 * ?f137 + 0 * 0)"/><draw:equation draw:name="f139" draw:formula="?f9 * ?f17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-5400000"/><draw:equation draw:name="f153" draw:formula="if(?f152, -5400000, 21550000)"/><draw:equation draw:name="f154" draw:formula="-21550000 - ?f153"/><draw:equation draw:name="f155" draw:formula="if(?f154, -21550000, ?f153)"/><draw:equation draw:name="f156" draw:formula="0 + ?f155"/><draw:equation draw:name="f157" draw:formula="0 + ?f2"/><draw:equation draw:name="f158" draw:formula="?f157 * ?f11 / ?f1"/><draw:equation draw:name="f159" draw:formula="0 - ?f158"/><draw:equation draw:name="f160" draw:formula="cos(?f159)"/><draw:equation draw:name="f161" draw:formula="0 - ?f160"/><draw:equation draw:name="f162" draw:formula="?f161 * ?f9"/><draw:equation draw:name="f163" draw:formula="sin(?f159)"/><draw:equation draw:name="f164" draw:formula="0 - ?f163"/><draw:equation draw:name="f165" draw:formula="?f164 * ?f17"/><draw:equation draw:name="f166" draw:formula="sqrt(?f162 * ?f162 + ?f165 * ?f165 + 0 * 0)"/><draw:equation draw:name="f167" draw:formula="?f9 * ?f17 / ?f166"/><draw:equation draw:name="f168" draw:formula="?f164 * ?f167"/><draw:equation draw:name="f169" draw:formula="?f4 - ?f168"/><draw:equation draw:name="f170" draw:formula="?f161 * ?f167"/><draw:equation draw:name="f171" draw:formula="?f26 - ?f170"/><draw:equation draw:name="f172" draw:formula="?f169 - ?f9"/><draw:equation draw:name="f173" draw:formula="?f171 - ?f17"/><draw:equation draw:name="f174" draw:formula="?f169 + ?f9"/><draw:equation draw:name="f175" draw:formula="?f171 + ?f17"/><draw:equation draw:name="f176" draw:formula="?f156 + ?f2"/><draw:equation draw:name="f177" draw:formula="?f176 * ?f11 / ?f1"/><draw:equation draw:name="f178" draw:formula="0 - ?f177"/><draw:equation draw:name="f179" draw:formula="cos(?f178)"/><draw:equation draw:name="f180" draw:formula="0 - ?f179"/><draw:equation draw:name="f181" draw:formula="?f180 * ?f9"/><draw:equation draw:name="f182" draw:formula="sin(?f178)"/><draw:equation draw:name="f183" draw:formula="0 - ?f182"/><draw:equation draw:name="f184" draw:formula="?f183 * ?f17"/><draw:equation draw:name="f185" draw:formula="sqrt(?f181 * ?f181 + ?f184 * ?f184 + 0 * 0)"/><draw:equation draw:name="f186" draw:formula="?f9 * ?f17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4, ?f172)"/><draw:equation draw:name="f192" draw:formula="if(?f155, ?f26, ?f173)"/><draw:equation draw:name="f193" draw:formula="if(?f155, ?f4, ?f174)"/><draw:equation draw:name="f194" draw:formula="if(?f155, ?f26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?f2"/><draw:equation draw:name="f200" draw:formula="if(?f199, ?f2, 21550000)"/><draw:equation draw:name="f201" draw:formula="-21550000 - ?f200"/><draw:equation draw:name="f202" draw:formula="if(?f201, -21550000, ?f200)"/><draw:equation draw:name="f203" draw:formula="?f0 + ?f202"/><draw:equation draw:name="f204" draw:formula="?f0 + ?f2"/><draw:equation draw:name="f205" draw:formula="?f204 * ?f11 / ?f1"/><draw:equation draw:name="f206" draw:formula="0 - ?f205"/><draw:equation draw:name="f207" draw:formula="cos(?f206)"/><draw:equation draw:name="f208" draw:formula="0 - ?f207"/><draw:equation draw:name="f209" draw:formula="?f208 * ?f9"/><draw:equation draw:name="f210" draw:formula="sin(?f206)"/><draw:equation draw:name="f211" draw:formula="0 - ?f210"/><draw:equation draw:name="f212" draw:formula="?f211 * ?f17"/><draw:equation draw:name="f213" draw:formula="sqrt(?f209 * ?f209 + ?f212 * ?f212 + 0 * 0)"/><draw:equation draw:name="f214" draw:formula="?f9 * ?f17 / ?f213"/><draw:equation draw:name="f215" draw:formula="?f211 * ?f214"/><draw:equation draw:name="f216" draw:formula="?f3 - ?f215"/><draw:equation draw:name="f217" draw:formula="?f208 * ?f214"/><draw:equation draw:name="f218" draw:formula="?f5 - ?f217"/><draw:equation draw:name="f219" draw:formula="?f216 - ?f9"/><draw:equation draw:name="f220" draw:formula="?f218 - ?f17"/><draw:equation draw:name="f221" draw:formula="?f216 + ?f9"/><draw:equation draw:name="f222" draw:formula="?f218 + ?f17"/><draw:equation draw:name="f223" draw:formula="?f203 + ?f2"/><draw:equation draw:name="f224" draw:formula="?f223 * ?f11 / ?f1"/><draw:equation draw:name="f225" draw:formula="0 - ?f224"/><draw:equation draw:name="f226" draw:formula="cos(?f225)"/><draw:equation draw:name="f227" draw:formula="0 - ?f226"/><draw:equation draw:name="f228" draw:formula="?f227 * ?f9"/><draw:equation draw:name="f229" draw:formula="sin(?f225)"/><draw:equation draw:name="f230" draw:formula="0 - ?f229"/><draw:equation draw:name="f231" draw:formula="?f230 * ?f17"/><draw:equation draw:name="f232" draw:formula="sqrt(?f228 * ?f228 + ?f231 * ?f231 + 0 * 0)"/><draw:equation draw:name="f233" draw:formula="?f9 * ?f17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3, ?f219)"/><draw:equation draw:name="f239" draw:formula="if(?f202, ?f5, ?f220)"/><draw:equation draw:name="f240" draw:formula="if(?f202, ?f3, ?f221)"/><draw:equation draw:name="f241" draw:formula="if(?f202, ?f5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21550000 - ?f46"/><draw:equation draw:name="f247" draw:formula="if(?f246, ?f46, 21550000)"/><draw:equation draw:name="f248" draw:formula="-21550000 - ?f247"/><draw:equation draw:name="f249" draw:formula="if(?f248, -21550000, ?f247)"/><draw:equation draw:name="f250" draw:formula="0 + ?f249"/><draw:equation draw:name="f251" draw:formula="?f250 + ?f2"/><draw:equation draw:name="f252" draw:formula="?f251 * ?f11 / ?f1"/><draw:equation draw:name="f253" draw:formula="0 - ?f252"/><draw:equation draw:name="f254" draw:formula="cos(?f253)"/><draw:equation draw:name="f255" draw:formula="0 - ?f254"/><draw:equation draw:name="f256" draw:formula="?f255 * ?f9"/><draw:equation draw:name="f257" draw:formula="sin(?f253)"/><draw:equation draw:name="f258" draw:formula="0 - ?f257"/><draw:equation draw:name="f259" draw:formula="?f258 * ?f17"/><draw:equation draw:name="f260" draw:formula="sqrt(?f256 * ?f256 + ?f259 * ?f259 + 0 * 0)"/><draw:equation draw:name="f261" draw:formula="?f9 * ?f17 / ?f260"/><draw:equation draw:name="f262" draw:formula="?f258 * ?f261"/><draw:equation draw:name="f263" draw:formula="?f169 + ?f262"/><draw:equation draw:name="f264" draw:formula="?f255 * ?f261"/><draw:equation draw:name="f265" draw:formula="?f171 + ?f264"/><draw:equation draw:name="f266" draw:formula="if(?f249, ?f4, ?f172)"/><draw:equation draw:name="f267" draw:formula="if(?f249, ?f26, ?f173)"/><draw:equation draw:name="f268" draw:formula="if(?f249, ?f4, ?f174)"/><draw:equation draw:name="f269" draw:formula="if(?f249, ?f26, ?f175)"/><draw:equation draw:name="f270" draw:formula="if(?f249, ?f172, ?f263)"/><draw:equation draw:name="f271" draw:formula="if(?f249, ?f173, ?f265)"/><draw:equation draw:name="f272" draw:formula="if(?f249, ?f174, ?f263)"/><draw:equation draw:name="f273" draw:formula="if(?f249, ?f175, ?f265)"/></draw:enhanced-geometry></draw:custom-shape><draw:connector draw:type="line" svg:x1="0.98958in" svg:y1="0.81042in" svg:x2="1.42708in" svg:y2="0.90417in" draw:z-index="251683840" draw:id="id18" draw:style-name="a31" draw:name="Straight Arrow Connector 32" text:anchor-type="paragraph"><svg:title/><svg:desc/></draw:connector><draw:connector draw:type="line" svg:x1="1.46875in" svg:y1="0.95625in" svg:x2="4.79167in" svg:y2="0.75833in" draw:z-index="251686912" draw:id="id19" draw:style-name="a33" draw:name="Straight Connector 34" text:anchor-type="paragraph"><svg:title/><svg:desc/></draw:connector><draw:connector draw:type="line" svg:x1="0.78125in" svg:y1="0.8625in" svg:x2="1.46875in" svg:y2="0.94583in" draw:z-index="251682816" draw:id="id20" draw:style-name="a35" draw:name="Straight Connector 31" text:anchor-type="paragraph"><svg:title/><svg:desc/></draw:connector><text:span text:style-name="T24"><draw:frame draw:style-name="a36" draw:name="Picture 30" text:anchor-type="as-char" svg:x="0in" svg:y="0in" svg:width="5.36458in" svg:height="1.72917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8" svg:viewBox="0 0 20 30" svg:d="m10 0-10 30h20z"/>
    <draw:marker draw:name="a19" svg:viewBox="0 0 20 30" svg:d="m10 0-10 30h20z"/>
    <draw:marker draw:name="a30" svg:viewBox="0 0 20 30" svg:d="m10 0-10 30h20z"/>
    <draw:stroke-dash draw:name="a32" draw:display-name="Dash" draw:style="rect" draw:dots1="1" draw:dots1-length="0.02083in" draw:dots2="0" draw:dots2-length="0in" draw:distance="0.02083in"/>
    <draw:stroke-dash draw:name="a16" draw:display-name="Dash" draw:style="rect" draw:dots1="1" draw:dots1-length="0.02083in" draw:dots2="0" draw:dots2-length="0in" draw:distance="0.02083in"/>
    <draw:stroke-dash draw:name="a1" draw:display-name="Dash" draw:style="rect" draw:dots1="1" draw:dots1-length="0.02083in" draw:dots2="0" draw:dots2-length="0in" draw:distance="0.02083in"/>
    <draw:stroke-dash draw:name="a34" draw:display-name="Dash" draw:style="rect" draw:dots1="1" draw:dots1-length="0.02083in" draw:dots2="0" draw:dots2-length="0in" draw:distance="0.02083in"/>
    <draw:stroke-dash draw:name="a22" draw:display-name="Dash" draw:style="rect" draw:dots1="1" draw:dots1-length="0.02083in" draw:dots2="0" draw:dots2-length="0in" draw:distance="0.02083in"/>
    <draw:stroke-dash draw:name="a13" draw:display-name="Dash" draw:style="rect" draw:dots1="1" draw:dots1-length="0.02083in" draw:dots2="0" draw:dots2-length="0in" draw:distance="0.02083in"/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rdo Tejada Saracho</meta:initial-creator>
    <dc:creator>Gerardo Tejada Saracho</dc:creator>
    <meta:creation-date>2020-11-11T15:49:00Z</meta:creation-date>
    <dc:date>2020-11-11T15:49:00Z</dc:date>
    <meta:template xlink:href="Normal.dotm" xlink:type="simple"/>
    <meta:editing-cycles>2</meta:editing-cycles>
    <meta:editing-duration>PT0S</meta:editing-duration>
    <meta:document-statistic meta:page-count="1" meta:paragraph-count="1" meta:word-count="14" meta:character-count="90" meta:row-count="1" meta:non-whitespace-character-count="77"/>
  </office:meta>
</office:document-meta>
</file>